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6CDD10A8240B2120.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8cm" svg:stroke-color="#999999" draw:marker-start-width="0.254cm" draw:marker-end-width="0.254cm" svg:stroke-opacity="100%" draw:fill="solid" draw:fill-color="#cccccc" draw:opacity="100%" draw:opacity-name="Transparency_20_20" draw:textarea-horizontal-align="justify" draw:textarea-vertical-align="middle" draw:auto-grow-height="false" fo:min-height="4.706cm" fo:min-width="17.897cm" fo:padding-top="0.134cm" fo:padding-bottom="0.134cm" fo:padding-left="0.259cm" fo:padding-right="0.259cm"/>
    </style:style>
    <style:style style:name="gr2" style:family="graphic" style:parent-style-name="standard">
      <style:graphic-properties draw:stroke="solid" svg:stroke-width="0.018cm" svg:stroke-color="#999999" draw:marker-start-width="0.254cm" draw:marker-end-width="0.254cm" svg:stroke-opacity="100%" draw:fill="solid" draw:fill-color="#cccccc" draw:opacity="100%" draw:opacity-name="Transparency_20_20" draw:textarea-horizontal-align="justify" draw:textarea-vertical-align="middle" draw:auto-grow-height="false" fo:min-height="4.724cm" fo:min-width="17.915cm" fo:padding-top="0.134cm" fo:padding-bottom="0.134cm" fo:padding-left="0.259cm" fo:padding-right="0.259cm"/>
    </style:style>
    <style:style style:name="gr3" style:family="graphic" style:parent-style-name="standard">
      <style:graphic-properties draw:stroke="solid" svg:stroke-width="0.018cm" svg:stroke-color="#999999" draw:marker-start-width="0.227cm" draw:marker-end-width="0.227cm" svg:stroke-opacity="100%" draw:fill="solid" draw:fill-color="#cccccc" draw:opacity="100%" draw:opacity-name="Transparency_20_20" draw:textarea-horizontal-align="justify" draw:textarea-vertical-align="middle" draw:auto-grow-height="false" fo:min-height="4.724cm" fo:min-width="17.915cm" fo:padding-top="0.134cm" fo:padding-bottom="0.134cm" fo:padding-left="0.259cm" fo:padding-right="0.259cm"/>
    </style:style>
    <style:style style:name="gr4" style:family="graphic" style:parent-style-name="standard">
      <style:graphic-properties draw:stroke="dash" draw:stroke-dash="Ultrafine_20_Dashed" svg:stroke-width="0.035cm" svg:stroke-color="#666666" draw:marker-start-width="0.252cm" draw:marker-end-width="0.252cm" draw:fill="gradient" draw:fill-color="#dddddd" draw:fill-gradient-name="Gradient_20_100" draw:textarea-horizontal-align="justify" draw:textarea-vertical-align="middle" draw:auto-grow-height="false" fo:min-height="4.288cm" fo:min-width="5.265cm" fo:padding-top="0.142cm" fo:padding-bottom="0.142cm" fo:padding-left="0.267cm" fo:padding-right="0.267cm" draw:shadow="visible" draw:shadow-offset-x="0.071cm" draw:shadow-offset-y="0.071cm"/>
    </style:style>
    <style:style style:name="gr5" style:family="graphic" style:parent-style-name="standard">
      <style:graphic-properties draw:stroke="none" draw:fill="none" fo:min-height="0.941cm"/>
    </style:style>
    <style:style style:name="gr6" style:family="graphic" style:parent-style-name="standard">
      <style:graphic-properties svg:stroke-width="0.035cm" svg:stroke-color="#000000" draw:marker-start-width="0.252cm" draw:marker-end-width="0.252cm" draw:fill-color="#cccccc" draw:opacity="100%" draw:opacity-name="Transparency_20_17" draw:textarea-horizontal-align="justify" draw:textarea-vertical-align="middle" draw:auto-grow-height="false" fo:min-height="0.669cm" fo:min-width="2.134cm" fo:padding-top="0.142cm" fo:padding-bottom="0.142cm" fo:padding-left="0.267cm" fo:padding-right="0.267cm"/>
    </style:style>
    <style:style style:name="gr7" style:family="graphic" style:parent-style-name="standard">
      <style:graphic-properties draw:stroke="none" svg:stroke-linecap="round" draw:fill-color="#dddddd" draw:opacity="100%" draw:opacity-name="Transparency_20_20" draw:textarea-horizontal-align="justify" draw:textarea-vertical-align="middle" draw:auto-grow-height="false" fo:min-height="1.782cm" fo:min-width="5.342cm"/>
    </style:style>
    <style:style style:name="gr8" style:family="graphic" style:parent-style-name="standard">
      <style:graphic-properties svg:stroke-width="0.081cm" svg:stroke-color="#000000" draw:marker-start-width="0.321cm" draw:marker-end-width="0.321cm" draw:fill="solid" draw:fill-color="#b2b2b2" draw:opacity="100%" draw:opacity-name="Transparency_20_27" draw:textarea-horizontal-align="justify" draw:textarea-vertical-align="top" draw:auto-grow-height="false" fo:min-height="1.915cm" fo:min-width="3.821cm"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left" draw:auto-grow-height="true" draw:auto-grow-width="true" fo:min-height="0.513cm" fo:min-width="1.416cm"/>
    </style:style>
    <style:style style:name="gr10" style:family="graphic" style:parent-style-name="standard">
      <style:graphic-properties draw:stroke="none" svg:stroke-color="#000000" draw:fill="none" draw:fill-color="#ffffff" draw:textarea-horizontal-align="left" draw:auto-grow-height="true" draw:auto-grow-width="true" fo:min-height="0.513cm" fo:min-width="1.551cm"/>
    </style:style>
    <style:style style:name="gr11" style:family="graphic" style:parent-style-name="standard">
      <style:graphic-properties svg:stroke-width="0.053cm" svg:stroke-color="#000000" draw:marker-start="Arrow" draw:marker-start-width="0.379cm" draw:marker-end="Arrow" draw:marker-end-width="0.379cm" draw:textarea-vertical-align="middle" fo:padding-top="0.151cm" fo:padding-bottom="0.151cm" fo:padding-left="0.276cm" fo:padding-right="0.276cm"/>
    </style:style>
    <style:style style:name="gr12" style:family="graphic" style:parent-style-name="standard">
      <style:graphic-properties svg:stroke-width="0.081cm" svg:stroke-color="#000000" draw:marker-start-width="0.321cm" draw:marker-end-width="0.321cm" draw:fill="solid" draw:fill-color="#b2b2b2" draw:opacity="100%" draw:opacity-name="Transparency_20_27" draw:textarea-horizontal-align="justify" draw:textarea-vertical-align="top" draw:auto-grow-height="false" fo:min-height="3.787cm" fo:min-width="4.396cm" fo:padding-top="0.165cm" fo:padding-bottom="0.165cm" fo:padding-left="0.29cm" fo:padding-right="0.29cm"/>
    </style:style>
    <style:style style:name="gr13" style:family="graphic" style:parent-style-name="standard">
      <style:graphic-properties svg:stroke-width="0.035cm" svg:stroke-color="#000000" draw:marker-start-width="0.252cm" draw:marker-end-width="0.252cm" draw:fill-color="#cccccc" draw:opacity="100%" draw:opacity-name="Transparency_20_17" draw:textarea-horizontal-align="justify" draw:textarea-vertical-align="middle" draw:auto-grow-height="false" fo:min-height="2.016cm" fo:min-width="6.071cm" fo:padding-top="0.142cm" fo:padding-bottom="0.142cm" fo:padding-left="0.267cm" fo:padding-right="0.267cm"/>
    </style:style>
    <style:style style:name="gr14" style:family="graphic" style:parent-style-name="standard">
      <style:graphic-properties svg:stroke-width="0.053cm" svg:stroke-color="#000000" draw:marker-start="Arrow" draw:marker-start-width="0.379cm" draw:marker-end="" draw:marker-end-width="0.379cm" draw:textarea-vertical-align="middle" fo:padding-top="0.151cm" fo:padding-bottom="0.151cm" fo:padding-left="0.276cm" fo:padding-right="0.276cm"/>
    </style:style>
    <style:style style:name="gr15" style:family="graphic" style:parent-style-name="standard">
      <style:graphic-properties svg:stroke-width="0.035cm" svg:stroke-color="#333333" draw:marker-start-width="0.252cm" draw:marker-end-width="0.252cm" draw:fill="gradient" draw:fill-color="#dddddd" draw:fill-gradient-name="Gradient_20_97" draw:textarea-horizontal-align="justify" draw:textarea-vertical-align="middle" draw:auto-grow-height="false" fo:min-height="0.434cm" fo:min-width="1.528cm" fo:padding-top="0.142cm" fo:padding-bottom="0.142cm" fo:padding-left="0.267cm" fo:padding-right="0.267cm"/>
    </style:style>
    <style:style style:name="gr16" style:family="graphic" style:parent-style-name="standard">
      <style:graphic-properties svg:stroke-width="0.035cm" svg:stroke-color="#333333" draw:marker-start-width="0.304cm" draw:marker-end-width="0.304cm" draw:fill="gradient" draw:fill-color="#dddddd" draw:fill-gradient-name="Gradient_20_97" draw:textarea-horizontal-align="justify" draw:textarea-vertical-align="middle" draw:auto-grow-height="false" fo:min-height="0.434cm" fo:min-width="1.528cm" fo:padding-top="0.142cm" fo:padding-bottom="0.142cm" fo:padding-left="0.267cm" fo:padding-right="0.267cm"/>
    </style:style>
    <style:style style:name="gr17" style:family="graphic" style:parent-style-name="standard">
      <style:graphic-properties svg:stroke-width="0.035cm" svg:stroke-color="#333333" draw:fill="gradient" draw:fill-color="#dddddd" draw:fill-gradient-name="Gradient_20_97" draw:textarea-horizontal-align="justify" draw:textarea-vertical-align="middle" draw:auto-grow-height="false" fo:min-height="0.434cm" fo:min-width="1.528cm" fo:padding-top="0.142cm" fo:padding-bottom="0.142cm" fo:padding-left="0.267cm" fo:padding-right="0.267cm"/>
    </style:style>
    <style:style style:name="gr18" style:family="graphic" style:parent-style-name="standard" style:list-style-name="L1">
      <style:graphic-properties svg:stroke-width="0.035cm" svg:stroke-color="#333333" draw:marker-start-width="0.252cm" draw:marker-end-width="0.252cm" draw:fill="gradient" draw:fill-color="#dddddd" draw:fill-gradient-name="Gradient_20_97" draw:textarea-horizontal-align="justify" draw:textarea-vertical-align="middle" draw:auto-grow-height="false" fo:min-height="0.434cm" fo:min-width="1.528cm" fo:padding-top="0.142cm" fo:padding-bottom="0.142cm" fo:padding-left="0.267cm" fo:padding-right="0.267cm"/>
    </style:style>
    <style:style style:name="gr19" style:family="graphic" style:parent-style-name="standard" style:list-style-name="L1">
      <style:graphic-properties svg:stroke-width="0.035cm" svg:stroke-color="#333333" draw:marker-start-width="0.252cm" draw:marker-end-width="0.252cm" draw:fill="gradient" draw:fill-color="#dddddd" draw:fill-gradient-name="Gradient_20_97" draw:textarea-horizontal-align="justify" draw:textarea-vertical-align="middle" draw:auto-grow-height="false" fo:min-height="0.434cm" fo:min-width="1.528cm" fo:padding-top="0.142cm" fo:padding-bottom="0.142cm" fo:padding-left="0.267cm" fo:padding-right="0.267cm"/>
    </style:style>
    <style:style style:name="gr20" style:family="graphic" style:parent-style-name="standard" style:list-style-name="L1">
      <style:graphic-properties svg:stroke-width="0.035cm" svg:stroke-color="#333333" draw:marker-start-width="0.304cm" draw:marker-end-width="0.304cm" draw:fill="gradient" draw:fill-color="#dddddd" draw:fill-gradient-name="Gradient_20_97" draw:textarea-horizontal-align="justify" draw:textarea-vertical-align="middle" draw:auto-grow-height="false" fo:min-height="0.434cm" fo:min-width="1.528cm" fo:padding-top="0.142cm" fo:padding-bottom="0.142cm" fo:padding-left="0.267cm" fo:padding-right="0.267cm"/>
    </style:style>
    <style:style style:name="gr21" style:family="graphic" style:parent-style-name="standard" style:list-style-name="L1">
      <style:graphic-properties svg:stroke-width="0.035cm" svg:stroke-color="#333333" draw:marker-start-width="0.304cm" draw:marker-end-width="0.304cm" draw:fill="gradient" draw:fill-color="#dddddd" draw:fill-gradient-name="Gradient_20_97" draw:textarea-horizontal-align="justify" draw:textarea-vertical-align="middle" draw:auto-grow-height="false" fo:min-height="0.434cm" fo:min-width="1.528cm" fo:padding-top="0.142cm" fo:padding-bottom="0.142cm" fo:padding-left="0.267cm" fo:padding-right="0.267cm"/>
    </style:style>
    <style:style style:name="gr22" style:family="graphic" style:parent-style-name="standard">
      <style:graphic-properties draw:stroke="none" svg:stroke-color="#ffffff" draw:fill-color="#ffffff" draw:textarea-horizontal-align="justify" draw:textarea-vertical-align="middle" draw:auto-grow-height="false" fo:min-height="0.21cm" fo:min-width="2.5cm"/>
    </style:style>
    <style:style style:name="gr23" style:family="graphic" style:parent-style-name="standard">
      <style:graphic-properties draw:stroke="none" svg:stroke-color="#ffffff" draw:fill-color="#ffffff" draw:textarea-horizontal-align="justify" draw:textarea-vertical-align="middle" draw:auto-grow-height="false" fo:min-height="0.21cm" fo:min-width="2.892cm"/>
    </style:style>
    <style:style style:name="gr24" style:family="graphic" style:parent-style-name="standard">
      <style:graphic-properties draw:stroke="none" svg:stroke-color="#000000" draw:fill="none" draw:fill-color="#ffffff" draw:textarea-horizontal-align="left" draw:auto-grow-height="true" draw:auto-grow-width="true" fo:min-height="1.025cm" fo:min-width="1.526cm"/>
    </style:style>
    <style:style style:name="gr25" style:family="graphic" style:parent-style-name="standard">
      <style:graphic-properties svg:stroke-width="0.035cm" svg:stroke-color="#666666" draw:marker-start-width="0.252cm" draw:marker-end-width="0.252cm" draw:fill="bitmap" draw:fill-color="#dddddd" draw:fill-image-name="_32_0_20_Percent" draw:textarea-horizontal-align="justify" draw:textarea-vertical-align="middle" draw:auto-grow-height="false" fo:min-height="0.381cm" fo:min-width="5.846cm" fo:padding-top="0.142cm" fo:padding-bottom="0.142cm" fo:padding-left="0.267cm" fo:padding-right="0.267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627cm" fo:min-width="1.403cm"/>
    </style:style>
    <style:style style:name="gr27" style:family="graphic" style:parent-style-name="standard">
      <style:graphic-properties draw:stroke="none" svg:stroke-color="#000000" draw:fill="none" draw:fill-color="#ffffff" draw:textarea-horizontal-align="left" draw:textarea-vertical-align="middle" draw:auto-grow-height="true" draw:auto-grow-width="true" fo:min-height="0.626cm" fo:min-width="1.683cm"/>
    </style:style>
    <style:style style:name="gr28"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29" style:family="graphic" style:parent-style-name="standard">
      <style:graphic-properties draw:stroke="none" svg:stroke-color="#000000" draw:fill="none" draw:fill-color="#ffffff" fo:min-height="0.471cm"/>
    </style:style>
    <style:style style:name="gr30" style:family="graphic" style:parent-style-name="objectwithoutfill">
      <style:graphic-properties draw:stroke="solid" svg:stroke-width="0.053cm" draw:marker-start-width="0.279cm" draw:marker-end="Arrow" draw:marker-end-width="0.279cm" draw:fill="none" draw:textarea-vertical-align="middle" fo:padding-top="0.151cm" fo:padding-bottom="0.151cm" fo:padding-left="0.276cm" fo:padding-right="0.276cm"/>
    </style:style>
    <style:style style:name="gr31" style:family="graphic" style:parent-style-name="standard">
      <style:graphic-properties draw:stroke="none" draw:fill="gradient" draw:fill-gradient-name="Gradient_20_104" draw:textarea-horizontal-align="justify" draw:textarea-vertical-align="middle" draw:auto-grow-height="false" fo:min-height="2.671cm" fo:min-width="18.499cm"/>
    </style:style>
    <style:style style:name="gr32" style:family="graphic" style:parent-style-name="standard">
      <style:graphic-properties draw:stroke="dash" draw:stroke-dash="Dashed_20__28_var_29_" svg:stroke-width="0.035cm" svg:stroke-color="#999999" draw:marker-start-width="0.252cm" draw:marker-end-width="0.252cm" draw:fill="solid" draw:fill-color="#eeeeee" draw:textarea-horizontal-align="justify" draw:textarea-vertical-align="bottom" draw:auto-grow-height="false" fo:min-height="4.994cm" fo:min-width="4.363cm" fo:padding-top="0.142cm" fo:padding-bottom="0.142cm" fo:padding-left="0.267cm" fo:padding-right="0.267cm" draw:shadow="visible" draw:shadow-offset-x="0.071cm" draw:shadow-offset-y="0.071cm"/>
    </style:style>
    <style:style style:name="gr33" style:family="graphic" style:parent-style-name="standard">
      <style:graphic-properties svg:stroke-width="0.028cm" svg:stroke-color="#666666" draw:marker-start-width="0.242cm" draw:marker-end-width="0.242cm" draw:fill="gradient" draw:fill-gradient-name="Gradient_20_101" draw:textarea-horizontal-align="justify" draw:textarea-vertical-align="middle" draw:auto-grow-height="false" fo:min-height="0.529cm" fo:min-width="1.076cm" fo:padding-top="0.139cm" fo:padding-bottom="0.139cm" fo:padding-left="0.264cm" fo:padding-right="0.264cm" draw:shadow="visible" draw:shadow-offset-x="0.071cm" draw:shadow-offset-y="0.071cm"/>
    </style:style>
    <style:style style:name="gr34" style:family="graphic" style:parent-style-name="standard">
      <style:graphic-properties draw:stroke="none" svg:stroke-color="#000000" draw:fill="none" draw:fill-color="#ffffff" draw:textarea-horizontal-align="left" draw:auto-grow-height="true" draw:auto-grow-width="true" fo:min-height="1.025cm" fo:min-width="3.029cm"/>
    </style:style>
    <style:style style:name="gr35" style:family="graphic" style:parent-style-name="standard">
      <style:graphic-properties draw:stroke="none" svg:stroke-color="#000000" draw:fill="none" draw:fill-color="#ffffff" draw:textarea-horizontal-align="left" draw:auto-grow-height="true" draw:auto-grow-width="true" fo:min-height="1.025cm" fo:min-width="2.572cm"/>
    </style:style>
    <style:style style:name="gr36" style:family="graphic" style:parent-style-name="standard">
      <style:graphic-properties draw:stroke="none" svg:stroke-color="#000000" draw:fill="none" draw:fill-color="#ffffff" draw:textarea-horizontal-align="left" draw:auto-grow-height="true" draw:auto-grow-width="true" fo:min-height="1.025cm" fo:min-width="2.622cm"/>
    </style:style>
    <style:style style:name="gr37" style:family="graphic" style:parent-style-name="standard">
      <style:graphic-properties draw:stroke="none" svg:stroke-color="#000000" draw:fill="none" draw:fill-color="#ffffff" draw:textarea-horizontal-align="left" draw:auto-grow-height="true" draw:auto-grow-width="true" fo:min-height="1.025cm" fo:min-width="2.19cm"/>
    </style:style>
    <style:style style:name="gr38" style:family="graphic" style:parent-style-name="standard">
      <style:graphic-properties draw:stroke="none" svg:stroke-color="#000000" draw:fill="none" draw:fill-color="#ffffff" draw:textarea-horizontal-align="left" draw:auto-grow-height="true" draw:auto-grow-width="true" fo:min-height="1.025cm" fo:min-width="1.75cm"/>
    </style:style>
    <style:style style:name="gr39" style:family="graphic" style:parent-style-name="standard">
      <style:graphic-properties svg:stroke-color="#999999" draw:fill="solid" draw:fill-color="#666666" draw:opacity="100%" draw:opacity-name="Transparency_20_38" draw:textarea-horizontal-align="justify" draw:textarea-vertical-align="middle" draw:auto-grow-height="false" fo:min-height="1.609cm" fo:min-width="3.958cm"/>
    </style:style>
    <style:style style:name="gr40" style:family="graphic" style:parent-style-name="standard">
      <style:graphic-properties svg:stroke-color="#999999" draw:fill-color="#666666" draw:opacity="100%" draw:opacity-name="Transparency_20_38" draw:textarea-horizontal-align="justify" draw:textarea-vertical-align="middle" draw:auto-grow-height="false" fo:min-height="1.609cm" fo:min-width="3.958cm"/>
    </style:style>
    <style:style style:name="gr41" style:family="graphic" style:parent-style-name="standard">
      <style:graphic-properties svg:stroke-color="#999999" draw:fill-color="#666666" draw:opacity="100%" draw:opacity-name="Transparency_20_38" draw:textarea-horizontal-align="justify" draw:textarea-vertical-align="middle" draw:auto-grow-height="false" fo:min-height="1.438cm" fo:min-width="2.701cm"/>
    </style:style>
    <style:style style:name="gr42" style:family="graphic" style:parent-style-name="standard">
      <style:graphic-properties draw:stroke="solid" svg:stroke-width="0cm" svg:stroke-color="#999999" draw:marker-start="" draw:marker-start-width="0.2cm" draw:marker-start-center="false" draw:marker-end="" draw:marker-end-width="0.2cm" draw:marker-end-center="false" svg:stroke-opacity="100%" draw:stroke-linejoin="round" svg:stroke-linecap="butt" draw:fill="solid" draw:fill-color="#666666" draw:secondary-fill-color="#729fcf" draw:gradient-step-count="0" draw:fill-hatch-solid="false" draw:opacity="100%" draw:opacity-name="Transparency_20_38"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3" style:family="graphic" style:parent-style-name="standard">
      <style:graphic-properties draw:stroke="solid" svg:stroke-color="#999999" draw:fill-color="#666666" draw:opacity="100%" draw:opacity-name="Transparency_20_38"/>
    </style:style>
    <style:style style:name="gr44" style:family="graphic" style:parent-style-name="standard">
      <style:graphic-properties svg:stroke-color="#468a1a" draw:fill="gradient" draw:fill-gradient-name="Gradient_20_123" fo:min-height="0cm" fo:min-width="0cm"/>
    </style:style>
    <style:style style:name="gr45" style:family="graphic" style:parent-style-name="standard">
      <style:graphic-properties svg:stroke-color="#000000" draw:fill-color="#666666" draw:textarea-horizontal-align="justify" draw:textarea-vertical-align="middle" draw:auto-grow-height="false" fo:min-height="0.05cm" fo:min-width="0cm"/>
    </style:style>
    <style:style style:name="gr46" style:family="graphic" style:parent-style-name="standard">
      <style:graphic-properties svg:stroke-color="#000000" draw:fill-color="#666666" draw:opacity="100%" draw:opacity-name="Transparency_20_29" draw:textarea-horizontal-align="justify" draw:textarea-vertical-align="middle" draw:auto-grow-height="false" fo:min-height="0.05cm" fo:min-width="0cm"/>
    </style:style>
    <style:style style:name="gr47" style:family="graphic" style:parent-style-name="standard">
      <style:graphic-properties draw:fill="gradient" draw:fill-gradient-name="Gradient_20_112" draw:textarea-vertical-align="middle" draw:auto-grow-height="false" fo:min-height="0.442cm" fo:min-width="0.292cm" fo:wrap-option="wrap"/>
    </style:style>
    <style:style style:name="gr48" style:family="graphic" style:parent-style-name="standard">
      <style:graphic-properties svg:stroke-color="#cccccc" draw:fill="solid" draw:fill-color="#666666" draw:opacity="100%" draw:opacity-name="Transparency_20_38" draw:textarea-horizontal-align="justify" draw:textarea-vertical-align="middle" draw:auto-grow-height="false" fo:min-height="0.14cm" fo:min-width="3.389cm"/>
    </style:style>
    <style:style style:name="gr49" style:family="graphic" style:parent-style-name="standard">
      <style:graphic-properties draw:fill="gradient" draw:fill-gradient-name="Gradient_20_112" draw:textarea-vertical-align="middle" draw:auto-grow-height="false" fo:min-height="0.708cm" fo:min-width="0.597cm" fo:wrap-option="wrap"/>
    </style:style>
    <style:style style:name="gr50" style:family="graphic" style:parent-style-name="standard">
      <style:graphic-properties draw:fill="gradient" draw:fill-gradient-name="Gradient_20_112" draw:textarea-vertical-align="middle" draw:auto-grow-height="false" fo:min-height="0.421cm" fo:min-width="0.268cm" fo:wrap-option="wrap"/>
    </style:style>
    <style:style style:name="gr51" style:family="graphic" style:parent-style-name="standard">
      <style:graphic-properties svg:stroke-color="#111111" draw:fill="gradient" draw:fill-gradient-name="Gradient_20_117" draw:textarea-horizontal-align="justify" draw:textarea-vertical-align="middle" draw:auto-grow-height="false" fo:min-height="0cm" fo:min-width="1.986cm"/>
    </style:style>
    <style:style style:name="gr52" style:family="graphic" style:parent-style-name="objectwithoutfill">
      <style:graphic-properties svg:stroke-width="0.053cm" draw:marker-start-width="0.279cm" draw:marker-end="Arrow_20_concave" draw:marker-end-width="0.379cm" draw:fill="none" draw:textarea-vertical-align="middle" fo:padding-top="0.151cm" fo:padding-bottom="0.151cm" fo:padding-left="0.276cm" fo:padding-right="0.276cm"/>
    </style:style>
    <style:style style:name="gr53" style:family="graphic" style:parent-style-name="standard">
      <style:graphic-properties svg:stroke-width="0.081cm" svg:stroke-color="#000000" draw:marker-start="" draw:marker-start-width="0.421cm" draw:marker-end="Triangle_20_unfilled" draw:marker-end-width="0.321cm" draw:textarea-vertical-align="middle" fo:padding-top="0.165cm" fo:padding-bottom="0.165cm" fo:padding-left="0.29cm" fo:padding-right="0.29cm"/>
    </style:style>
    <style:style style:name="gr54" style:family="graphic" style:parent-style-name="standard">
      <style:graphic-properties draw:stroke="none" svg:stroke-color="#000000" draw:fill="none" draw:fill-color="#ffffff" fo:min-height="0.75cm"/>
    </style:style>
    <style:style style:name="gr55" style:family="graphic" style:parent-style-name="standard">
      <style:graphic-properties draw:stroke="none" svg:stroke-color="#000000" draw:fill="none" draw:fill-color="#ffffff" fo:min-height="1.882cm"/>
    </style:style>
    <style:style style:name="gr56" style:family="graphic" style:parent-style-name="standard">
      <style:graphic-properties draw:stroke="none" svg:stroke-color="#000000" draw:fill="none" draw:fill-color="#ffffff" fo:min-height="1.255cm"/>
    </style:style>
    <style:style style:name="P1" style:family="paragraph">
      <loext:graphic-properties draw:fill="solid" draw:fill-color="#cccccc" draw:opacity="100%" draw:opacity-name="Transparency_20_20"/>
      <style:paragraph-properties fo:text-align="center"/>
    </style:style>
    <style:style style:name="P2" style:family="paragraph">
      <loext:graphic-properties draw:fill="gradient" draw:fill-color="#dddddd" draw:fill-gradient-name="Gradient_20_100"/>
      <style:paragraph-properties fo:text-align="center"/>
    </style:style>
    <style:style style:name="P3" style:family="paragraph">
      <style:paragraph-properties fo:text-align="start"/>
    </style:style>
    <style:style style:name="P4" style:family="paragraph">
      <loext:graphic-properties draw:fill="none"/>
      <style:paragraph-properties fo:text-align="start"/>
      <style:text-properties style:font-name="Tahoma" fo:font-size="11pt" style:font-size-asian="11pt" style:font-size-complex="11pt"/>
    </style:style>
    <style:style style:name="P5" style:family="paragraph">
      <style:paragraph-properties fo:text-align="center"/>
    </style:style>
    <style:style style:name="P6" style:family="paragraph">
      <loext:graphic-properties draw:fill-color="#cccccc" draw:opacity="100%" draw:opacity-name="Transparency_20_17"/>
      <style:paragraph-properties fo:text-align="center"/>
      <style:text-properties style:font-name="Tahoma" fo:font-size="12pt" style:font-size-asian="12pt" style:font-size-complex="12pt"/>
    </style:style>
    <style:style style:name="P7" style:family="paragraph">
      <loext:graphic-properties draw:fill-color="#dddddd" draw:opacity="100%" draw:opacity-name="Transparency_20_20"/>
      <style:paragraph-properties fo:text-align="center"/>
      <style:text-properties style:font-name="Tahoma" fo:font-size="11pt" style:font-size-asian="11pt" style:font-size-complex="11pt"/>
    </style:style>
    <style:style style:name="P8" style:family="paragraph">
      <loext:graphic-properties draw:fill="solid" draw:fill-color="#b2b2b2" draw:opacity="100%" draw:opacity-name="Transparency_20_27"/>
      <style:paragraph-properties fo:text-align="center"/>
      <style:text-properties style:font-name="Tahoma" fo:font-size="12pt" fo:font-weight="bold" style:font-size-asian="12pt" style:font-weight-asian="bold" style:font-size-complex="12pt" style:font-weight-complex="bold"/>
    </style:style>
    <style:style style:name="P9" style:family="paragraph">
      <loext:graphic-properties draw:fill="none" draw:fill-color="#ffffff"/>
      <style:text-properties style:font-name="Tahoma" fo:font-size="12pt" style:font-size-asian="12pt" style:font-size-complex="12pt"/>
    </style:style>
    <style:style style:name="P10" style:family="paragraph">
      <loext:graphic-properties draw:fill-color="#cccccc" draw:opacity="100%" draw:opacity-name="Transparency_20_17"/>
      <style:paragraph-properties fo:text-align="center"/>
      <style:text-properties style:font-name="Tahoma" fo:font-size="12pt" fo:font-weight="bold" style:font-size-asian="12pt" style:font-weight-asian="bold" style:font-size-complex="12pt" style:font-weight-complex="bold"/>
    </style:style>
    <style:style style:name="P11" style:family="paragraph">
      <style:paragraph-properties fo:margin-left="0cm" fo:margin-right="0cm" fo:text-align="center" fo:text-indent="0cm"/>
    </style:style>
    <style:style style:name="P12" style:family="paragraph">
      <loext:graphic-properties draw:fill="gradient" draw:fill-color="#dddddd" draw:fill-gradient-name="Gradient_20_97"/>
      <style:paragraph-properties fo:margin-left="0cm" fo:margin-right="0cm" fo:text-align="center" fo:text-indent="0cm"/>
      <style:text-properties style:font-name="Tahoma" fo:font-size="12pt" style:font-size-asian="12pt" style:font-size-complex="12pt"/>
    </style:style>
    <style:style style:name="P13" style:family="paragraph">
      <loext:graphic-properties draw:fill="gradient" draw:fill-color="#dddddd" draw:fill-gradient-name="Gradient_20_97"/>
      <style:paragraph-properties fo:text-align="center"/>
      <style:text-properties style:font-name="Tahoma" fo:font-size="12pt" style:font-size-asian="12pt" style:font-size-complex="12pt"/>
    </style:style>
    <style:style style:name="P14" style:family="paragraph">
      <loext:graphic-properties draw:fill="gradient" draw:fill-color="#dddddd" draw:fill-gradient-name="Gradient_20_97"/>
      <style:paragraph-properties fo:margin-left="0cm" fo:margin-right="0cm" fo:text-align="center" fo:text-indent="0cm"/>
      <style:text-properties style:font-name="Tahoma" fo:font-size="12pt" style:letter-kerning="true" style:font-name-asian="SimSun" style:font-size-asian="12pt" style:font-name-complex="Lucida Sans" style:font-size-complex="12pt"/>
    </style:style>
    <style:style style:name="P15" style:family="paragraph">
      <loext:graphic-properties draw:fill-color="#ffffff"/>
      <style:paragraph-properties fo:text-align="center"/>
      <style:text-properties style:font-name="Tahoma" fo:font-size="10pt" style:font-size-asian="10pt" style:font-size-complex="10pt"/>
    </style:style>
    <style:style style:name="P16" style:family="paragraph">
      <loext:graphic-properties draw:fill-color="#ffffff"/>
      <style:paragraph-properties fo:margin-left="0cm" fo:margin-right="0cm" fo:text-align="center" fo:text-indent="0cm"/>
      <style:text-properties style:font-name="Tahoma" fo:font-size="10pt" style:font-size-asian="10pt" style:font-size-complex="10pt"/>
    </style:style>
    <style:style style:name="P17" style:family="paragraph">
      <style:paragraph-properties fo:text-align="end"/>
    </style:style>
    <style:style style:name="P18" style:family="paragraph">
      <loext:graphic-properties draw:fill="none" draw:fill-color="#ffffff"/>
      <style:paragraph-properties fo:text-align="end"/>
      <style:text-properties style:font-name="Tahoma" fo:font-size="12pt" fo:font-weight="bold" style:font-size-asian="12pt" style:font-weight-asian="bold" style:font-size-complex="12pt" style:font-weight-complex="bold"/>
    </style:style>
    <style:style style:name="P19" style:family="paragraph">
      <loext:graphic-properties draw:fill="bitmap" draw:fill-color="#dddddd" draw:fill-image-name="_32_0_20_Percent"/>
      <style:paragraph-properties fo:text-align="center"/>
      <style:text-properties style:font-name="Tahoma" fo:font-size="12pt" fo:font-weight="bold" style:font-size-asian="12pt" style:font-weight-asian="bold" style:font-size-complex="12pt" style:font-weight-complex="bold"/>
    </style:style>
    <style:style style:name="P20" style:family="paragraph">
      <loext:graphic-properties draw:fill="none"/>
      <style:paragraph-properties fo:text-align="start"/>
    </style:style>
    <style:style style:name="P21" style:family="paragraph">
      <loext:graphic-properties draw:fill="none" draw:fill-color="#ffffff"/>
      <style:paragraph-properties fo:text-align="start"/>
      <style:text-properties style:font-name="Tahoma" fo:font-size="11pt" style:font-size-asian="11pt" style:font-size-complex="11pt"/>
    </style:style>
    <style:style style:name="P22" style:family="paragraph">
      <loext:graphic-properties draw:fill="none"/>
      <style:paragraph-properties fo:text-align="center"/>
    </style:style>
    <style:style style:name="P23" style:family="paragraph">
      <loext:graphic-properties draw:fill="gradient" draw:fill-gradient-name="Gradient_20_104"/>
      <style:paragraph-properties fo:text-align="start"/>
      <style:text-properties fo:color="#eeeeee" style:font-name="Tahoma" fo:font-size="12pt" fo:font-style="italic" style:font-size-asian="12pt" style:font-style-asian="italic" style:font-size-complex="12pt" style:font-style-complex="italic"/>
    </style:style>
    <style:style style:name="P24" style:family="paragraph">
      <loext:graphic-properties draw:fill="solid" draw:fill-color="#eeeeee"/>
      <style:paragraph-properties fo:text-align="center"/>
      <style:text-properties style:font-name="Tahoma" fo:font-size="12pt" style:font-size-asian="12pt" style:font-size-complex="12pt"/>
    </style:style>
    <style:style style:name="P25" style:family="paragraph">
      <loext:graphic-properties draw:fill="gradient" draw:fill-gradient-name="Gradient_20_101"/>
      <style:paragraph-properties fo:text-align="center"/>
      <style:text-properties style:font-name="Tahoma" fo:font-size="12pt" style:font-size-asian="12pt" style:font-size-complex="12pt"/>
    </style:style>
    <style:style style:name="P26" style:family="paragraph">
      <loext:graphic-properties draw:fill="solid" draw:fill-color="#666666" draw:opacity="100%" draw:opacity-name="Transparency_20_38"/>
      <style:paragraph-properties fo:text-align="center"/>
    </style:style>
    <style:style style:name="P27" style:family="paragraph">
      <loext:graphic-properties draw:fill-color="#666666" draw:opacity="100%" draw:opacity-name="Transparency_20_38"/>
      <style:paragraph-properties fo:text-align="center"/>
    </style:style>
    <style:style style:name="P28" style:family="paragraph">
      <loext:graphic-properties draw:fill="gradient" draw:fill-gradient-name="Gradient_20_123"/>
    </style:style>
    <style:style style:name="P29" style:family="paragraph">
      <loext:graphic-properties draw:fill-color="#666666"/>
      <style:paragraph-properties fo:text-align="center"/>
    </style:style>
    <style:style style:name="P30" style:family="paragraph">
      <loext:graphic-properties draw:fill-color="#666666" draw:opacity="100%" draw:opacity-name="Transparency_20_29"/>
      <style:paragraph-properties fo:text-align="center"/>
    </style:style>
    <style:style style:name="P31" style:family="paragraph">
      <loext:graphic-properties draw:fill="gradient" draw:fill-gradient-name="Gradient_20_112"/>
      <style:paragraph-properties fo:text-align="center"/>
    </style:style>
    <style:style style:name="P32" style:family="paragraph">
      <loext:graphic-properties draw:fill="gradient" draw:fill-gradient-name="Gradient_20_117"/>
      <style:paragraph-properties fo:text-align="center"/>
    </style:style>
    <style:style style:name="P33" style:family="paragraph">
      <style:text-properties fo:font-size="16pt" style:font-size-asian="16pt" style:font-size-complex="16pt"/>
    </style:style>
    <style:style style:name="P34" style:family="paragraph">
      <loext:graphic-properties draw:fill="none" draw:fill-color="#ffffff"/>
      <style:text-properties fo:font-size="16pt" style:font-size-asian="16pt" style:font-size-complex="16pt"/>
    </style:style>
    <style:style style:name="P35" style:family="paragraph">
      <style:paragraph-properties fo:text-align="center"/>
      <style:text-properties fo:font-size="16pt" fo:font-style="normal" style:font-size-asian="16pt" style:font-style-asian="normal" style:font-size-complex="16pt" style:font-style-complex="normal"/>
    </style:style>
    <style:style style:name="P36" style:family="paragraph">
      <loext:graphic-properties draw:fill="none" draw:fill-color="#ffffff"/>
      <style:paragraph-properties fo:text-align="center"/>
      <style:text-properties fo:font-size="16pt" fo:font-style="normal" style:font-size-asian="16pt" style:font-style-asian="normal" style:font-size-complex="16pt" style:font-style-complex="normal"/>
    </style:style>
    <style:style style:name="P37" style:family="paragraph">
      <style:paragraph-properties fo:text-align="center"/>
      <style:text-properties fo:font-size="16pt" style:font-size-asian="16pt" style:font-size-complex="16pt"/>
    </style:style>
    <style:style style:name="P38" style:family="paragraph">
      <loext:graphic-properties draw:fill="none" draw:fill-color="#ffffff"/>
      <style:paragraph-properties fo:text-align="center"/>
      <style:text-properties fo:font-size="16pt" style:font-size-asian="16pt" style:font-size-complex="16pt"/>
    </style:style>
    <style:style style:name="T1" style:family="text">
      <style:text-properties style:font-name="Tahoma" fo:font-size="11pt" fo:font-weight="bold" style:font-size-asian="11pt" style:font-weight-asian="bold" style:font-size-complex="11pt" style:font-weight-complex="bold"/>
    </style:style>
    <style:style style:name="T2" style:family="text">
      <style:text-properties style:font-name="Tahoma" fo:font-size="12pt" style:font-size-asian="12pt" style:font-size-complex="12pt"/>
    </style:style>
    <style:style style:name="T3" style:family="text">
      <style:text-properties style:font-name="Tahoma" fo:font-size="11pt" style:font-size-asian="11pt" style:font-size-complex="11pt"/>
    </style:style>
    <style:style style:name="T4" style:family="text">
      <style:text-properties style:font-name="Tahoma" fo:font-size="12pt" fo:font-weight="bold" style:font-size-asian="12pt" style:font-weight-asian="bold" style:font-size-complex="12pt" style:font-weight-complex="bold"/>
    </style:style>
    <style:style style:name="T5" style:family="text">
      <style:text-properties style:font-name="Tahoma" fo:font-size="12pt" fo:font-weight="normal" style:font-size-asian="12pt" style:font-weight-asian="normal" style:font-size-complex="12pt" style:font-weight-complex="normal"/>
    </style:style>
    <style:style style:name="T6" style:family="text">
      <style:text-properties style:font-name="Tahoma" fo:font-size="12pt" fo:font-weight="bold" style:letter-kerning="true" style:font-name-asian="Microsoft YaHei" style:font-size-asian="12pt" style:font-weight-asian="bold" style:font-name-complex="Lucida Sans" style:font-size-complex="12pt" style:font-weight-complex="bold"/>
    </style:style>
    <style:style style:name="T7" style:family="text">
      <style:text-properties style:font-name="Tahoma" fo:font-size="12pt" fo:font-weight="normal" style:letter-kerning="true" style:font-name-asian="Microsoft YaHei" style:font-size-asian="12pt" style:font-weight-asian="normal" style:font-name-complex="Lucida Sans" style:font-size-complex="12pt" style:font-weight-complex="normal"/>
    </style:style>
    <style:style style:name="T8" style:family="text">
      <style:text-properties style:font-name="Tahoma" fo:font-size="12pt" style:letter-kerning="true" style:font-name-asian="SimSun" style:font-size-asian="12pt" style:font-name-complex="Lucida Sans" style:font-size-complex="12pt"/>
    </style:style>
    <style:style style:name="T9" style:family="text">
      <style:text-properties style:font-name="Tahoma" fo:font-size="10pt" style:font-size-asian="10pt" style:font-size-complex="10pt"/>
    </style:style>
    <style:style style:name="T10" style:family="text">
      <style:text-properties style:font-name="Tahoma" fo:font-size="10pt" style:letter-kerning="true" style:font-name-asian="SimSun" style:font-size-asian="10pt" style:font-name-complex="Lucida Sans" style:font-size-complex="10pt"/>
    </style:style>
    <style:style style:name="T11" style:family="text">
      <style:text-properties fo:color="#eeeeee" style:font-name="Tahoma" fo:font-size="12pt" fo:font-style="italic" style:font-size-asian="12pt" style:font-style-asian="italic" style:font-size-complex="12pt" style:font-style-complex="italic"/>
    </style:style>
    <style:style style:name="T12" style:family="text">
      <style:text-properties style:font-name="Tahoma" fo:font-size="12pt" fo:font-style="italic" style:font-size-asian="12pt" style:font-style-asian="italic" style:font-size-complex="12pt" style:font-style-complex="italic"/>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style="italic" style:font-size-asian="16pt" style:font-style-asian="italic" style:font-size-complex="16pt" style:font-style-complex="italic"/>
    </style:style>
    <style:style style:name="T15" style:family="text">
      <style:text-properties fo:font-size="16pt" fo:font-style="normal" style:font-size-asian="16pt" style:font-style-asian="normal" style:font-size-complex="16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415cm" svg:height="4.974cm" svg:x="1.536cm" svg:y="11.296cm">
          <text:p/>
          <draw:enhanced-geometry svg:viewBox="0 0 21600 21600" draw:type="rectangle" draw:enhanced-path="M 0 0 L 21600 0 21600 21600 0 21600 0 0 Z N"/>
        </draw:custom-shape>
        <draw:custom-shape draw:style-name="gr2" draw:text-style-name="P1" draw:layer="layout" svg:width="18.415cm" svg:height="4.974cm" svg:x="1.336cm" svg:y="11.096cm">
          <text:p/>
          <draw:enhanced-geometry svg:viewBox="0 0 21600 21600" draw:type="rectangle" draw:enhanced-path="M 0 0 L 21600 0 21600 21600 0 21600 0 0 Z N"/>
        </draw:custom-shape>
        <draw:custom-shape draw:style-name="gr3" draw:text-style-name="P1" draw:layer="layout" svg:width="18.415cm" svg:height="4.974cm" svg:x="1.136cm" svg:y="10.896cm">
          <text:p/>
          <draw:enhanced-geometry svg:viewBox="0 0 21600 21600" draw:type="rectangle" draw:enhanced-path="M 0 0 L 21600 0 21600 21600 0 21600 0 0 Z N"/>
        </draw:custom-shape>
        <draw:custom-shape draw:style-name="gr4" draw:text-style-name="P2" draw:layer="layout" svg:width="5.799cm" svg:height="4.572cm" svg:x="13.201cm" svg:y="11.044cm">
          <text:p/>
          <draw:enhanced-geometry svg:viewBox="0 0 21600 21600" draw:type="rectangle" draw:enhanced-path="M 0 0 L 21600 0 21600 21600 0 21600 0 0 Z N"/>
        </draw:custom-shape>
        <draw:frame draw:style-name="gr5" draw:text-style-name="P4" draw:layer="layout" svg:width="7.457cm" svg:height="1.191cm" svg:x="1.443cm" svg:y="11cm">
          <draw:text-box>
            <text:p text:style-name="P3"><text:span text:style-name="T1">Aerostat Beam Engines &amp; Redis</text:span></text:p>
          </draw:text-box>
        </draw:frame>
        <draw:custom-shape draw:style-name="gr6" draw:text-style-name="P6" draw:layer="layout" svg:width="2.667cm" svg:height="1.524cm" svg:x="1.553cm" svg:y="17.488cm">
          <text:p text:style-name="P5"><text:span text:style-name="T2">backup</text:span></text:p>
          <draw:enhanced-geometry svg:viewBox="0 0 88 21600" draw:glue-points="44 ?f6 44 0 0 10800 44 21600 88 10800" draw:text-areas="0 ?f6 88 ?f3" draw:type="can" draw:modifiers="5410.6229508196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7" draw:layer="layout" svg:width="5.842cm" svg:height="2.032cm" svg:x="5.962cm" svg:y="20.188cm">
          <text:p text:style-name="P5"><text:span text:style-name="T1">microservice catalogue </text:span></text:p>
          <text:p text:style-name="P5"><text:span text:style-name="T3">transform, scale, graphics</text:span></text:p>
          <draw:enhanced-geometry svg:viewBox="0 0 21600 21600" draw:type="rectangle" draw:enhanced-path="M 0 0 L 21600 0 21600 21600 0 21600 0 0 Z N"/>
        </draw:custom-shape>
        <draw:custom-shape draw:style-name="gr8" draw:text-style-name="P8" draw:layer="layout" svg:width="6.223cm" svg:height="3.175cm" svg:x="5.454cm" svg:y="16.526cm">
          <text:p text:style-name="P5"><text:span text:style-name="T4">object store </text:span><text:span text:style-name="T5">or</text:span></text:p>
          <text:p text:style-name="P5"><text:span text:style-name="T4">file syst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9" draw:layer="layout" svg:width="1.916cm" svg:height="0.763cm" svg:x="6.47cm" svg:y="18.304cm">
          <draw:text-box>
            <text:p><text:span text:style-name="T2">packets</text:span></text:p>
          </draw:text-box>
        </draw:frame>
        <draw:frame draw:style-name="gr10" draw:text-style-name="P9" draw:layer="layout" svg:width="2.051cm" svg:height="0.763cm" svg:x="8.999cm" svg:y="18.304cm">
          <draw:text-box>
            <text:p><text:span text:style-name="T2">frames</text:span></text:p>
          </draw:text-box>
        </draw:frame>
        <draw:line draw:style-name="gr11" draw:text-style-name="P5" draw:layer="layout" svg:x1="2.9cm" svg:y1="15.4cm" svg:x2="2.914cm" svg:y2="17.521cm">
          <text:p/>
        </draw:line>
        <draw:custom-shape draw:style-name="gr12" draw:text-style-name="P8" draw:layer="layout" svg:width="7.036cm" svg:height="5.821cm" svg:x="12.439cm" svg:y="16.526cm">
          <text:p text:style-name="P5"><text:span text:style-name="T4">worker pool</text:span></text:p>
          <text:p text:style-name="P5"><text:span text:style-name="T5">scalable re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layer="layout" svg:width="2.667cm" svg:height="3.024cm" svg:x="1.533cm" svg:y="12.276cm">
          <text:p text:style-name="P5"><text:span text:style-name="T6">content</text:span></text:p>
          <text:p text:style-name="P5"><text:span text:style-name="T6">items</text:span></text:p>
          <text:p text:style-name="P5"><text:span text:style-name="T7">metadata</text:span></text:p>
          <draw:enhanced-geometry svg:viewBox="0 0 88 21600" draw:glue-points="44 ?f6 44 0 0 10800 44 21600 88 10800" draw:text-areas="0 ?f6 88 ?f3" draw:type="can" draw:modifiers="5410.6229508196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0" draw:layer="layout" svg:width="6.604cm" svg:height="3.683cm" svg:x="5.435cm" svg:y="12.06cm">
          <text:p text:style-name="P5"><text:span text:style-name="T4">media element cache</text:span></text:p>
          <text:p text:style-name="P5"><text:span text:style-name="T5">payloads</text:span></text:p>
          <draw:enhanced-geometry svg:viewBox="0 0 88 21600" draw:glue-points="44 ?f6 44 0 0 10800 44 21600 88 10800" draw:text-areas="0 ?f6 88 ?f3" draw:type="can" draw:modifiers="5410.6229508196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1" draw:text-style-name="P5" draw:layer="layout" svg:x1="13.836cm" svg:y1="17.394cm" svg:x2="11.423cm" svg:y2="15.362cm">
          <text:p/>
        </draw:line>
        <draw:line draw:style-name="gr11" draw:text-style-name="P5" draw:layer="layout" svg:x1="12.693cm" svg:y1="19.172cm" svg:x2="11.423cm" svg:y2="18.283cm">
          <text:p/>
        </draw:line>
        <draw:line draw:style-name="gr14" draw:text-style-name="P5" draw:layer="layout" svg:x1="12.947cm" svg:y1="20.696cm" svg:x2="11.677cm" svg:y2="21.331cm">
          <text:p/>
        </draw:line>
        <draw:custom-shape draw:style-name="gr15" draw:text-style-name="P12" draw:layer="layout" svg:width="2.286cm" svg:height="1.016cm" svg:x="13.328cm" svg:y="18.791cm">
          <text:p text:style-name="P11"><text:span text:style-name="T8">comp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6" draw:text-style-name="P12" draw:layer="layout" svg:width="2.286cm" svg:height="1.016cm" svg:x="16.329cm" svg:y="18.792cm">
          <text:p text:style-name="P11"><text:span text:style-name="T8">lambda</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7" draw:text-style-name="P13" draw:layer="layout" svg:width="2.286cm" svg:height="1.016cm" svg:x="14.929cm" svg:y="20.492cm">
          <text:p text:style-name="P5"><text:span text:style-name="T2">contain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8" draw:text-style-name="P14" draw:layer="layout" svg:width="2.286cm" svg:height="1.016cm" svg:x="13.429cm" svg:y="18.892cm">
          <text:p text:style-name="P11"><text:span text:style-name="T8">comp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9" draw:text-style-name="P14" draw:layer="layout" svg:width="2.286cm" svg:height="1.016cm" svg:x="13.53cm" svg:y="18.993cm">
          <text:p text:style-name="P11"><text:span text:style-name="T8">comp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0" draw:text-style-name="P14" draw:layer="layout" svg:width="2.286cm" svg:height="1.016cm" svg:x="16.43cm" svg:y="18.893cm">
          <text:p text:style-name="P11"><text:span text:style-name="T8">lambda</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1" draw:text-style-name="P14" draw:layer="layout" svg:width="2.286cm" svg:height="1.016cm" svg:x="16.531cm" svg:y="18.994cm">
          <text:p text:style-name="P11"><text:span text:style-name="T8">lambda</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7" draw:text-style-name="P13" draw:layer="layout" svg:width="2.286cm" svg:height="1.016cm" svg:x="15.03cm" svg:y="20.593cm">
          <text:p text:style-name="P5"><text:span text:style-name="T2">contain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7" draw:text-style-name="P13" draw:layer="layout" svg:width="2.286cm" svg:height="1.016cm" svg:x="15.131cm" svg:y="20.694cm">
          <text:p text:style-name="P5"><text:span text:style-name="T2">contain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2" draw:text-style-name="P15" draw:layer="layout" svg:width="3.048cm" svg:height="0.508cm" svg:x="13.582cm" svg:y="11.325cm">
          <text:p text:style-name="P5"><text:span text:style-name="T9">request hand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5" draw:layer="layout" svg:width="3.048cm" svg:height="0.508cm" svg:x="13.983cm" svg:y="11.927cm">
          <text:p text:style-name="P5"><text:span text:style-name="T9">cache retrie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5" draw:layer="layout" svg:width="3.048cm" svg:height="0.508cm" svg:x="13.984cm" svg:y="12.529cm">
          <text:p text:style-name="P5"><text:span text:style-name="T9">obj. store retrie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5" draw:layer="layout" svg:width="3.048cm" svg:height="0.508cm" svg:x="14.163cm" svg:y="13.734cm">
          <text:p text:style-name="P5"><text:span text:style-name="T9">store resul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5" draw:layer="layout" svg:width="3.048cm" svg:height="0.508cm" svg:x="14.344cm" svg:y="13.131cm">
          <text:p text:style-name="P5"><text:span text:style-name="T9">transf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5" draw:layer="layout" svg:width="3.048cm" svg:height="0.508cm" svg:x="15.26cm" svg:y="14.346cm">
          <text:p text:style-name="P5"><text:span text:style-name="T9">cache wri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6" draw:layer="layout" svg:width="3.44cm" svg:height="0.508cm" svg:x="15.26cm" svg:y="14.935cm">
          <text:p text:style-name="P11"><text:span text:style-name="T10">stream respons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8" draw:layer="layout" svg:width="2.026cm" svg:height="1.275cm" svg:x="16.97cm" svg:y="11.105cm">
          <draw:text-box>
            <text:p text:style-name="P17"><text:span text:style-name="T4">Bull</text:span></text:p>
            <text:p text:style-name="P17"><text:span text:style-name="T4">queues</text:span></text:p>
          </draw:text-box>
        </draw:frame>
        <draw:line draw:style-name="gr14" draw:text-style-name="P5" draw:layer="layout" svg:x1="14.09cm" svg:y1="11.425cm" svg:x2="13.834cm" svg:y2="9.012cm">
          <text:p/>
        </draw:line>
        <draw:line draw:style-name="gr14" draw:text-style-name="P5" draw:layer="layout" svg:x1="19.297cm" svg:y1="9.012cm" svg:x2="18.4cm" svg:y2="15.2cm">
          <text:p/>
        </draw:line>
        <draw:custom-shape draw:style-name="gr25" draw:text-style-name="P19" draw:layer="layout" svg:width="6.604cm" svg:height="0.889cm" svg:x="13.328cm" svg:y="8.123cm">
          <text:p text:style-name="P5"><text:span text:style-name="T4">clients</text:span></text:p>
          <draw:enhanced-geometry svg:viewBox="0 0 21600 21600" draw:path-stretchpoint-x="10800" draw:path-stretchpoint-y="10800" draw:text-areas="?f3 ?f4 ?f5 ?f6" draw:type="round-rectangle" draw:modifiers="9295.28089887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6.604cm" svg:height="0.889cm" svg:x="13.229cm" svg:y="8.023cm">
          <text:p text:style-name="P5"><text:span text:style-name="T4">clients</text:span></text:p>
          <draw:enhanced-geometry svg:viewBox="0 0 21600 21600" draw:path-stretchpoint-x="10800" draw:path-stretchpoint-y="10800" draw:text-areas="?f3 ?f4 ?f5 ?f6" draw:type="round-rectangle" draw:modifiers="9295.28089887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6.604cm" svg:height="0.889cm" svg:x="13.13cm" svg:y="7.923cm">
          <text:p text:style-name="P5"><text:span text:style-name="T4">clients</text:span></text:p>
          <draw:enhanced-geometry svg:viewBox="0 0 21600 21600" draw:path-stretchpoint-x="10800" draw:path-stretchpoint-y="10800" draw:text-areas="?f3 ?f4 ?f5 ?f6" draw:type="round-rectangle" draw:modifiers="9295.28089887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9" draw:layer="layout" svg:width="1.903cm" svg:height="0.877cm" svg:x="13.87cm" svg:y="9.405cm">
          <draw:text-box>
            <text:p><text:span text:style-name="T2">request</text:span></text:p>
          </draw:text-box>
        </draw:frame>
        <draw:frame draw:style-name="gr27" draw:text-style-name="P9" draw:layer="layout" svg:width="2.183cm" svg:height="0.876cm" svg:x="17.071cm" svg:y="9.406cm">
          <draw:text-box>
            <text:p><text:span text:style-name="T2">response</text:span></text:p>
          </draw:text-box>
        </draw:frame>
        <draw:line draw:style-name="gr28" draw:text-style-name="P20" draw:layer="layout" svg:x1="8.502cm" svg:y1="9.458cm" svg:x2="19.736cm" svg:y2="9.458cm">
          <text:p/>
        </draw:line>
        <draw:line draw:style-name="gr28" draw:text-style-name="P20" draw:layer="layout" svg:x1="8.502cm" svg:y1="10.247cm" svg:x2="19.736cm" svg:y2="10.247cm">
          <text:p/>
        </draw:line>
        <draw:frame draw:style-name="gr29" draw:text-style-name="P21" draw:layer="layout" svg:width="11.34cm" svg:height="0.721cm" svg:x="8.502cm" svg:y="9.485cm">
          <draw:text-box>
            <text:p text:style-name="P3"><text:span text:style-name="T1">content beam API</text:span><text:span text:style-name="T3"> <text:s/></text:span></text:p>
          </draw:text-box>
        </draw:frame>
        <draw:path draw:style-name="gr30" draw:text-style-name="P22" draw:layer="layout" svg:width="1.736cm" svg:height="2.142cm" draw:transform="skewX (-0.00663225115757854) rotate (-1.15296450386745) translate (16.7811962669981cm 14.8958760611324cm)" svg:viewBox="0 0 1737 2143" svg:d="M500 127c2489-950 638 3813-500 1248">
          <text:p/>
        </draw:path>
        <draw:line draw:style-name="gr11" draw:text-style-name="P5" draw:layer="layout" svg:x1="5.9cm" svg:y1="18.2cm" svg:x2="4.2cm" svg:y2="18.3cm">
          <text:p/>
        </draw:line>
        <draw:frame draw:style-name="gr10" draw:text-style-name="P9" draw:layer="layout" svg:width="2.051cm" svg:height="0.763cm" svg:x="7.6cm" svg:y="18.805cm">
          <draw:text-box>
            <text:p><text:span text:style-name="T2">formats</text:span></text:p>
          </draw:text-box>
        </draw:frame>
      </draw:page>
      <draw:page draw:name="page2" draw:style-name="dp1" draw:master-page-name="Default">
        <draw:custom-shape draw:style-name="gr31" draw:text-style-name="P23" draw:layer="layout" svg:width="18.999cm" svg:height="2.921cm" svg:x="0.978cm" svg:y="7.64cm">
          <text:p text:style-name="P3"><text:span text:style-name="T11">cluster </text:span></text:p>
          <text:p text:style-name="P3"><text:span text:style-name="T11">message </text:span></text:p>
          <text:p text:style-name="P3"><text:span text:style-name="T11">bus</text:span></text:p>
          <draw:enhanced-geometry svg:viewBox="0 0 21600 21600" draw:mirror-horizontal="true" draw:text-areas="0 0 21600 21600" draw:type="pentagon-right" draw:modifiers="21178.9611238157" draw:enhanced-path="M 0 0 L ?f0 0 21600 10800 ?f0 21600 0 21600 Z N">
            <draw:equation draw:name="f0" draw:formula="$0 "/>
            <draw:handle draw:handle-position="$0 top" draw:handle-range-x-minimum="0" draw:handle-range-x-maximum="21600"/>
          </draw:enhanced-geometry>
        </draw:custom-shape>
        <draw:g>
          <draw:custom-shape draw:style-name="gr32" draw:text-style-name="P24" draw:layer="layout" svg:width="5.207cm" svg:height="5.588cm" svg:x="2.998cm" svg:y="5.862cm">
            <text:p text:style-name="P5"><text:span text:style-name="T2">availability zone X</text:span></text:p>
            <draw:enhanced-geometry svg:viewBox="0 0 21600 21600" draw:path-stretchpoint-x="10800" draw:path-stretchpoint-y="10800" draw:text-areas="?f3 ?f4 ?f5 ?f6" draw:type="round-rectangle" draw:modifiers="2198.156682027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5" draw:layer="layout" svg:width="1.778cm" svg:height="1.143cm" svg:x="3.426cm" svg:y="6.767cm">
            <text:p text:style-name="P5"><text:span text:style-name="T2">master</text:span></text:p>
            <text:p text:style-name="P5"><text:span text:style-name="T4">A</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3" draw:text-style-name="P25" draw:layer="layout" svg:width="1.778cm" svg:height="1.143cm" svg:x="5.827cm" svg:y="7.767cm">
            <text:p text:style-name="P5"><text:span text:style-name="T2">replica</text:span></text:p>
            <text:p text:style-name="P5"><text:span text:style-name="T4">B1</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3" draw:text-style-name="P25" draw:layer="layout" svg:width="1.778cm" svg:height="1.143cm" svg:x="4.128cm" svg:y="9.267cm">
            <text:p text:style-name="P5"><text:span text:style-name="T2">replica</text:span></text:p>
            <text:p text:style-name="P5"><text:span text:style-name="T4">C1</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g>
          <draw:custom-shape draw:style-name="gr32" draw:text-style-name="P24" draw:layer="layout" svg:width="5.207cm" svg:height="5.588cm" svg:x="8.788cm" svg:y="5.862cm">
            <text:p text:style-name="P5"><text:span text:style-name="T2">availability zone Y</text:span></text:p>
            <draw:enhanced-geometry svg:viewBox="0 0 21600 21600" draw:mirror-horizontal="false" draw:mirror-vertical="false" draw:path-stretchpoint-x="10800" draw:path-stretchpoint-y="10800" draw:text-areas="?f3 ?f4 ?f5 ?f6" draw:type="round-rectangle" draw:modifiers="2198.156682027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5" draw:layer="layout" svg:width="1.778cm" svg:height="1.143cm" svg:x="9.216cm" svg:y="6.767cm">
            <text:p text:style-name="P5"><text:span text:style-name="T2">replica</text:span></text:p>
            <text:p text:style-name="P5"><text:span text:style-name="T4">A1</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3" draw:text-style-name="P25" draw:layer="layout" svg:width="1.778cm" svg:height="1.143cm" svg:x="11.617cm" svg:y="7.767cm">
            <text:p text:style-name="P5"><text:span text:style-name="T2">master</text:span></text:p>
            <text:p text:style-name="P5"><text:span text:style-name="T4">B</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3" draw:text-style-name="P25" draw:layer="layout" svg:width="1.778cm" svg:height="1.143cm" svg:x="9.918cm" svg:y="9.267cm">
            <text:p text:style-name="P5"><text:span text:style-name="T2">replica</text:span></text:p>
            <text:p text:style-name="P5"><text:span text:style-name="T4">C2</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g>
        <draw:g>
          <draw:custom-shape draw:style-name="gr32" draw:text-style-name="P24" draw:layer="layout" svg:width="5.207cm" svg:height="5.588cm" svg:x="14.59cm" svg:y="5.862cm">
            <text:p text:style-name="P5"><text:span text:style-name="T2">availability zone Z</text:span></text:p>
            <draw:enhanced-geometry svg:viewBox="0 0 21600 21600" draw:path-stretchpoint-x="10800" draw:path-stretchpoint-y="10800" draw:text-areas="?f3 ?f4 ?f5 ?f6" draw:type="round-rectangle" draw:modifiers="2198.156682027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5" draw:layer="layout" svg:width="1.778cm" svg:height="1.143cm" svg:x="15.018cm" svg:y="6.767cm">
            <text:p text:style-name="P5"><text:span text:style-name="T2">replica</text:span></text:p>
            <text:p text:style-name="P5"><text:span text:style-name="T4">A2</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3" draw:text-style-name="P25" draw:layer="layout" svg:width="1.778cm" svg:height="1.143cm" svg:x="17.419cm" svg:y="7.767cm">
            <text:p text:style-name="P5"><text:span text:style-name="T2">replica</text:span></text:p>
            <text:p text:style-name="P5"><text:span text:style-name="T4">B2</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3" draw:text-style-name="P25" draw:layer="layout" svg:width="1.778cm" svg:height="1.143cm" svg:x="15.72cm" svg:y="9.267cm">
            <text:p text:style-name="P5"><text:span text:style-name="T2">master</text:span></text:p>
            <text:p text:style-name="P5"><text:span text:style-name="T4">C</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custom-shape draw:style-name="gr25" draw:text-style-name="P19" draw:layer="layout" svg:width="6.604cm" svg:height="0.889cm" svg:x="8.221cm" svg:y="3.748cm">
          <text:p text:style-name="P5"><text:span text:style-name="T4">clients</text:span></text:p>
          <draw:enhanced-geometry svg:viewBox="0 0 21600 21600" draw:path-stretchpoint-x="10800" draw:path-stretchpoint-y="10800" draw:text-areas="?f3 ?f4 ?f5 ?f6" draw:type="round-rectangle" draw:modifiers="9295.28089887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6.604cm" svg:height="0.889cm" svg:x="8.122cm" svg:y="3.648cm">
          <text:p text:style-name="P5"><text:span text:style-name="T4">clients</text:span></text:p>
          <draw:enhanced-geometry svg:viewBox="0 0 21600 21600" draw:path-stretchpoint-x="10800" draw:path-stretchpoint-y="10800" draw:text-areas="?f3 ?f4 ?f5 ?f6" draw:type="round-rectangle" draw:modifiers="9295.28089887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6.604cm" svg:height="0.889cm" svg:x="8.023cm" svg:y="3.548cm">
          <text:p text:style-name="P5"><text:span text:style-name="T4">clients</text:span></text:p>
          <draw:enhanced-geometry svg:viewBox="0 0 21600 21600" draw:path-stretchpoint-x="10800" draw:path-stretchpoint-y="10800" draw:text-areas="?f3 ?f4 ?f5 ?f6" draw:type="round-rectangle" draw:modifiers="9295.28089887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5" draw:layer="layout" svg:x1="5.192cm" svg:y1="6.878cm" svg:x2="9.129cm" svg:y2="4.592cm">
          <text:p/>
        </draw:line>
        <draw:line draw:style-name="gr11" draw:text-style-name="P5" draw:layer="layout" svg:x1="11.034cm" svg:y1="9.291cm" svg:x2="11.415cm" svg:y2="4.592cm">
          <text:p/>
        </draw:line>
        <draw:line draw:style-name="gr11" draw:text-style-name="P5" draw:layer="layout" svg:x1="18.4cm" svg:y1="7.767cm" svg:x2="14.082cm" svg:y2="4.592cm">
          <text:p/>
        </draw:line>
        <draw:frame draw:style-name="gr34" draw:text-style-name="P9" draw:layer="layout" svg:width="3.529cm" svg:height="1.275cm" svg:x="3.668cm" svg:y="3.703cm">
          <draw:text-box>
            <text:p><text:span text:style-name="T2">clients talk to</text:span></text:p>
            <text:p><text:span text:style-name="T2">all </text:span><text:span text:style-name="T12">cluster nodes</text:span></text:p>
          </draw:text-box>
        </draw:frame>
        <draw:frame draw:style-name="gr35" draw:text-style-name="P9" draw:layer="layout" svg:width="3.072cm" svg:height="1.275cm" svg:x="15.469cm" svg:y="3.703cm">
          <draw:text-box>
            <text:p><text:span text:style-name="T2">cluster is</text:span></text:p>
            <text:p><text:span text:style-name="T2">self-balancing</text:span></text:p>
          </draw:text-box>
        </draw:frame>
        <draw:frame draw:style-name="gr36" draw:text-style-name="P9" draw:layer="layout" svg:width="3.122cm" svg:height="1.275cm" svg:x="14.47cm" svg:y="7.875cm">
          <draw:text-box>
            <text:p><text:span text:style-name="T12">leader</text:span><text:span text:style-name="T2"> elected</text:span></text:p>
            <text:p><text:span text:style-name="T2">on failure </text:span></text:p>
          </draw:text-box>
        </draw:frame>
        <draw:frame draw:style-name="gr37" draw:text-style-name="P9" draw:layer="layout" svg:width="2.69cm" svg:height="1.275cm" svg:x="3.27cm" svg:y="7.905cm">
          <draw:text-box>
            <text:p><text:span text:style-name="T2">data split </text:span></text:p>
            <text:p><text:span text:style-name="T2">into </text:span><text:span text:style-name="T12">shards</text:span><text:span text:style-name="T2"> </text:span></text:p>
          </draw:text-box>
        </draw:frame>
        <draw:frame draw:style-name="gr38" draw:text-style-name="P9" draw:layer="layout" svg:width="2.25cm" svg:height="1.275cm" svg:x="8.77cm" svg:y="7.906cm">
          <draw:text-box>
            <text:p><text:span text:style-name="T2">one copy</text:span></text:p>
            <text:p><text:span text:style-name="T2">per </text:span><text:span text:style-name="T12">zone</text:span><text:span text:style-name="T2"> </text:span></text:p>
          </draw:text-box>
        </draw:frame>
      </draw:page>
      <draw:page draw:name="page3" draw:style-name="dp1" draw:master-page-name="Default">
        <draw:custom-shape draw:style-name="gr39" draw:text-style-name="P26" draw:layer="layout" svg:width="4.6cm" svg:height="2cm" svg:x="7.202cm" svg:y="5.902cm">
          <text:p/>
          <draw:enhanced-geometry svg:viewBox="0 0 21600 21600" draw:glue-points="?f7 0 ?f6 ?f1 0 ?f10 ?f6 21600 ?f4 ?f10 21600 ?f9" draw:path-stretchpoint-x="10800" draw:path-stretchpoint-y="10800" draw:text-areas="0 ?f1 ?f4 ?f12" draw:type="cube" draw:modifiers="1533.0889703432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26" draw:layer="layout" svg:width="4.6cm" svg:height="2cm" svg:x="7.201cm" svg:y="10.101cm">
          <text:p/>
          <draw:enhanced-geometry svg:viewBox="0 0 21600 21600" draw:glue-points="?f7 0 ?f6 ?f1 0 ?f10 ?f6 21600 ?f4 ?f10 21600 ?f9" draw:path-stretchpoint-x="10800" draw:path-stretchpoint-y="10800" draw:text-areas="0 ?f1 ?f4 ?f12" draw:type="cube" draw:modifiers="1533.0889703432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27" draw:layer="layout" svg:width="3.2cm" svg:height="2.7cm" svg:x="13.6cm" svg:y="1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1" draw:text-style-name="P27" draw:layer="layout" svg:width="3.2cm" svg:height="2.7cm" svg:x="13.701cm" svg:y="9.5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26" draw:layer="layout" svg:width="4.6cm" svg:height="2cm" svg:x="7.2cm" svg:y="14.4cm">
          <text:p/>
          <draw:enhanced-geometry svg:viewBox="0 0 21600 21600" draw:glue-points="?f7 0 ?f6 ?f1 0 ?f10 ?f6 21600 ?f4 ?f10 21600 ?f9" draw:path-stretchpoint-x="10800" draw:path-stretchpoint-y="10800" draw:text-areas="0 ?f1 ?f4 ?f12" draw:type="cube" draw:modifiers="1533.0889703432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3d:scene draw:style-name="gr42" svg:width="3.448cm" svg:height="3.231cm" svg:x="2.007cm" svg:y="13.943cm" dr3d:transform="matrix (0.692459638703444 -0.179382654702281 0.698800051487302 -0.0273292854161377 0.96137886063185 0.273868210073473 -0.72093880386988 -0.208740387855745 0.660813658721198 -0.0656811278690366cm -0.0622926918086422cm 0.1941313161727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3" draw:layer="layout" dr3d:transform="matrix (1 0 0 0 1 0 0 0 1 0.849655107169208cm -1.71860264900623cm -0.0701581209174183cm)"/>
        </dr3d:scene>
        <dr3d:scene draw:style-name="gr42" svg:width="3.442cm" svg:height="3.18cm" svg:x="2.012cm" svg:y="1.173cm" dr3d:transform="matrix (0.686176397207006 -0.156983547877597 0.710294387991185 -0.0301796313618032 0.969452474648066 0.24341546633196 -0.726808875679757 -0.18846237050006 0.660477700712614 -0.0656599118568952cm -0.0660024519080167cm 0.13393573321528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3" draw:layer="layout" dr3d:transform="matrix (1 0 0 0 1 0 0 0 1 0.849655107169208cm -1.71860264900623cm -0.0701581209174183cm)"/>
        </dr3d:scene>
        <draw:custom-shape draw:style-name="gr39" draw:text-style-name="P26" draw:layer="layout" svg:width="4.6cm" svg:height="2cm" svg:x="7.203cm" svg:y="1.603cm">
          <text:p/>
          <draw:enhanced-geometry svg:viewBox="0 0 21600 21600" draw:glue-points="?f7 0 ?f6 ?f1 0 ?f10 ?f6 21600 ?f4 ?f10 21600 ?f9" draw:path-stretchpoint-x="10800" draw:path-stretchpoint-y="10800" draw:text-areas="0 ?f1 ?f4 ?f12" draw:type="cube" draw:modifiers="1533.0889703432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4" draw:text-style-name="P28" draw:layer="layout" svg:width="1.7cm" svg:height="1.7cm" svg:x="14.501cm" svg:y="10.30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44" draw:text-style-name="P28" draw:layer="layout" svg:width="1.7cm" svg:height="1.7cm" svg:x="9.7cm" svg:y="10.3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45" draw:text-style-name="P29" draw:layer="layout" svg:width="0.1cm" svg:height="0.3cm" svg:x="7.7cm" svg:y="16.5cm">
          <text:p/>
          <draw:enhanced-geometry svg:viewBox="0 0 21600 21600" draw:type="rectangle" draw:enhanced-path="M 0 0 L 21600 0 21600 21600 0 21600 0 0 Z N"/>
        </draw:custom-shape>
        <draw:custom-shape draw:style-name="gr45" draw:text-style-name="P29" draw:layer="layout" svg:width="0.1cm" svg:height="0.3cm" svg:x="7.9cm" svg:y="16.5cm">
          <text:p/>
          <draw:enhanced-geometry svg:viewBox="0 0 21600 21600" draw:type="rectangle" draw:enhanced-path="M 0 0 L 21600 0 21600 21600 0 21600 0 0 Z N"/>
        </draw:custom-shape>
        <draw:custom-shape draw:style-name="gr45" draw:text-style-name="P29" draw:layer="layout" svg:width="0.1cm" svg:height="0.3cm" svg:x="8.1cm" svg:y="16.5cm">
          <text:p/>
          <draw:enhanced-geometry svg:viewBox="0 0 21600 21600" draw:type="rectangle" draw:enhanced-path="M 0 0 L 21600 0 21600 21600 0 21600 0 0 Z N"/>
        </draw:custom-shape>
        <draw:custom-shape draw:style-name="gr45" draw:text-style-name="P29" draw:layer="layout" svg:width="0.1cm" svg:height="0.3cm" svg:x="8.3cm" svg:y="16.5cm">
          <text:p/>
          <draw:enhanced-geometry svg:viewBox="0 0 21600 21600" draw:type="rectangle" draw:enhanced-path="M 0 0 L 21600 0 21600 21600 0 21600 0 0 Z N"/>
        </draw:custom-shape>
        <draw:custom-shape draw:style-name="gr45" draw:text-style-name="P29" draw:layer="layout" svg:width="0.1cm" svg:height="0.3cm" svg:x="8.5cm" svg:y="16.5cm">
          <text:p/>
          <draw:enhanced-geometry svg:viewBox="0 0 21600 21600" draw:type="rectangle" draw:enhanced-path="M 0 0 L 21600 0 21600 21600 0 21600 0 0 Z N"/>
        </draw:custom-shape>
        <draw:custom-shape draw:style-name="gr45" draw:text-style-name="P29" draw:layer="layout" svg:width="0.1cm" svg:height="0.3cm" svg:x="8.7cm" svg:y="16.5cm">
          <text:p/>
          <draw:enhanced-geometry svg:viewBox="0 0 21600 21600" draw:type="rectangle" draw:enhanced-path="M 0 0 L 21600 0 21600 21600 0 21600 0 0 Z N"/>
        </draw:custom-shape>
        <draw:custom-shape draw:style-name="gr45" draw:text-style-name="P29" draw:layer="layout" svg:width="0.1cm" svg:height="0.3cm" svg:x="8.9cm" svg:y="16.5cm">
          <text:p/>
          <draw:enhanced-geometry svg:viewBox="0 0 21600 21600" draw:type="rectangle" draw:enhanced-path="M 0 0 L 21600 0 21600 21600 0 21600 0 0 Z N"/>
        </draw:custom-shape>
        <draw:custom-shape draw:style-name="gr45" draw:text-style-name="P29" draw:layer="layout" svg:width="0.1cm" svg:height="0.3cm" svg:x="9.1cm" svg:y="16.5cm">
          <text:p/>
          <draw:enhanced-geometry svg:viewBox="0 0 21600 21600" draw:type="rectangle" draw:enhanced-path="M 0 0 L 21600 0 21600 21600 0 21600 0 0 Z N"/>
        </draw:custom-shape>
        <draw:custom-shape draw:style-name="gr45" draw:text-style-name="P29" draw:layer="layout" svg:width="0.1cm" svg:height="0.3cm" svg:x="9.3cm" svg:y="16.5cm">
          <text:p/>
          <draw:enhanced-geometry svg:viewBox="0 0 21600 21600" draw:type="rectangle" draw:enhanced-path="M 0 0 L 21600 0 21600 21600 0 21600 0 0 Z N"/>
        </draw:custom-shape>
        <draw:custom-shape draw:style-name="gr45" draw:text-style-name="P29" draw:layer="layout" svg:width="0.1cm" svg:height="0.3cm" svg:x="9.5cm" svg:y="16.5cm">
          <text:p/>
          <draw:enhanced-geometry svg:viewBox="0 0 21600 21600" draw:type="rectangle" draw:enhanced-path="M 0 0 L 21600 0 21600 21600 0 21600 0 0 Z N"/>
        </draw:custom-shape>
        <draw:custom-shape draw:style-name="gr45" draw:text-style-name="P29" draw:layer="layout" svg:width="0.1cm" svg:height="0.3cm" svg:x="9.7cm" svg:y="16.5cm">
          <text:p/>
          <draw:enhanced-geometry svg:viewBox="0 0 21600 21600" draw:type="rectangle" draw:enhanced-path="M 0 0 L 21600 0 21600 21600 0 21600 0 0 Z N"/>
        </draw:custom-shape>
        <draw:custom-shape draw:style-name="gr45" draw:text-style-name="P29" draw:layer="layout" svg:width="0.1cm" svg:height="0.3cm" svg:x="9.9cm" svg:y="16.5cm">
          <text:p/>
          <draw:enhanced-geometry svg:viewBox="0 0 21600 21600" draw:type="rectangle" draw:enhanced-path="M 0 0 L 21600 0 21600 21600 0 21600 0 0 Z N"/>
        </draw:custom-shape>
        <draw:custom-shape draw:style-name="gr45" draw:text-style-name="P29" draw:layer="layout" svg:width="0.1cm" svg:height="0.3cm" svg:x="10.1cm" svg:y="16.5cm">
          <text:p/>
          <draw:enhanced-geometry svg:viewBox="0 0 21600 21600" draw:type="rectangle" draw:enhanced-path="M 0 0 L 21600 0 21600 21600 0 21600 0 0 Z N"/>
        </draw:custom-shape>
        <draw:custom-shape draw:style-name="gr45" draw:text-style-name="P29" draw:layer="layout" svg:width="0.1cm" svg:height="0.3cm" svg:x="10.3cm" svg:y="16.5cm">
          <text:p/>
          <draw:enhanced-geometry svg:viewBox="0 0 21600 21600" draw:type="rectangle" draw:enhanced-path="M 0 0 L 21600 0 21600 21600 0 21600 0 0 Z N"/>
        </draw:custom-shape>
        <draw:custom-shape draw:style-name="gr45" draw:text-style-name="P29" draw:layer="layout" svg:width="0.1cm" svg:height="0.3cm" svg:x="10.5cm" svg:y="16.5cm">
          <text:p/>
          <draw:enhanced-geometry svg:viewBox="0 0 21600 21600" draw:type="rectangle" draw:enhanced-path="M 0 0 L 21600 0 21600 21600 0 21600 0 0 Z N"/>
        </draw:custom-shape>
        <draw:custom-shape draw:style-name="gr45" draw:text-style-name="P29" draw:layer="layout" svg:width="0.1cm" svg:height="0.3cm" svg:x="10.7cm" svg:y="16.5cm">
          <text:p/>
          <draw:enhanced-geometry svg:viewBox="0 0 21600 21600" draw:type="rectangle" draw:enhanced-path="M 0 0 L 21600 0 21600 21600 0 21600 0 0 Z N"/>
        </draw:custom-shape>
        <draw:custom-shape draw:style-name="gr46" draw:text-style-name="P30" draw:layer="layout" svg:width="0.1cm" svg:height="0.3cm" svg:x="10.9cm" svg:y="16.5cm">
          <text:p/>
          <draw:enhanced-geometry svg:viewBox="0 0 21600 21600" draw:type="rectangle" draw:enhanced-path="M 0 0 L 21600 0 21600 21600 0 21600 0 0 Z N"/>
        </draw:custom-shape>
        <draw:custom-shape draw:style-name="gr45" draw:text-style-name="P29" draw:layer="layout" svg:width="0.1cm" svg:height="0.3cm" svg:x="11.1cm" svg:y="16.5cm">
          <text:p/>
          <draw:enhanced-geometry svg:viewBox="0 0 21600 21600" draw:type="rectangle" draw:enhanced-path="M 0 0 L 21600 0 21600 21600 0 21600 0 0 Z N"/>
        </draw:custom-shape>
        <draw:custom-shape draw:style-name="gr47" draw:text-style-name="P31" draw:layer="layout" svg:width="1.3cm" svg:height="1.2cm" svg:x="8.8cm" svg:y="14.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8" draw:text-style-name="P26" draw:layer="layout" svg:width="3.9cm" svg:height="0.4cm" svg:x="7.5cm" svg:y="16.4cm">
          <text:p/>
          <draw:enhanced-geometry svg:viewBox="0 0 21600 21600" draw:glue-points="?f7 0 ?f6 ?f1 0 ?f10 ?f6 21600 ?f4 ?f10 21600 ?f9" draw:path-stretchpoint-x="10800" draw:path-stretchpoint-y="10800" draw:text-areas="0 ?f1 ?f4 ?f12" draw:type="cube" draw:modifiers="618.9936687770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7" draw:text-style-name="P31" draw:layer="layout" svg:width="1.3cm" svg:height="1.2cm" svg:x="14.55cm" svg:y="14.9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7" draw:text-style-name="P31" draw:layer="layout" svg:width="1.3cm" svg:height="1.2cm" svg:x="3.101cm" svg:y="14.9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5" draw:text-style-name="P29" draw:layer="layout" svg:width="0.1cm" svg:height="0.3cm" svg:x="7.701cm" svg:y="12.201cm">
          <text:p/>
          <draw:enhanced-geometry svg:viewBox="0 0 21600 21600" draw:type="rectangle" draw:enhanced-path="M 0 0 L 21600 0 21600 21600 0 21600 0 0 Z N"/>
        </draw:custom-shape>
        <draw:custom-shape draw:style-name="gr45" draw:text-style-name="P29" draw:layer="layout" svg:width="0.1cm" svg:height="0.3cm" svg:x="7.901cm" svg:y="12.201cm">
          <text:p/>
          <draw:enhanced-geometry svg:viewBox="0 0 21600 21600" draw:type="rectangle" draw:enhanced-path="M 0 0 L 21600 0 21600 21600 0 21600 0 0 Z N"/>
        </draw:custom-shape>
        <draw:custom-shape draw:style-name="gr45" draw:text-style-name="P29" draw:layer="layout" svg:width="0.1cm" svg:height="0.3cm" svg:x="8.101cm" svg:y="12.201cm">
          <text:p/>
          <draw:enhanced-geometry svg:viewBox="0 0 21600 21600" draw:type="rectangle" draw:enhanced-path="M 0 0 L 21600 0 21600 21600 0 21600 0 0 Z N"/>
        </draw:custom-shape>
        <draw:custom-shape draw:style-name="gr45" draw:text-style-name="P29" draw:layer="layout" svg:width="0.1cm" svg:height="0.3cm" svg:x="8.301cm" svg:y="12.201cm">
          <text:p/>
          <draw:enhanced-geometry svg:viewBox="0 0 21600 21600" draw:type="rectangle" draw:enhanced-path="M 0 0 L 21600 0 21600 21600 0 21600 0 0 Z N"/>
        </draw:custom-shape>
        <draw:custom-shape draw:style-name="gr45" draw:text-style-name="P29" draw:layer="layout" svg:width="0.1cm" svg:height="0.3cm" svg:x="8.501cm" svg:y="12.201cm">
          <text:p/>
          <draw:enhanced-geometry svg:viewBox="0 0 21600 21600" draw:type="rectangle" draw:enhanced-path="M 0 0 L 21600 0 21600 21600 0 21600 0 0 Z N"/>
        </draw:custom-shape>
        <draw:custom-shape draw:style-name="gr45" draw:text-style-name="P29" draw:layer="layout" svg:width="0.1cm" svg:height="0.3cm" svg:x="8.701cm" svg:y="12.201cm">
          <text:p/>
          <draw:enhanced-geometry svg:viewBox="0 0 21600 21600" draw:type="rectangle" draw:enhanced-path="M 0 0 L 21600 0 21600 21600 0 21600 0 0 Z N"/>
        </draw:custom-shape>
        <draw:custom-shape draw:style-name="gr45" draw:text-style-name="P29" draw:layer="layout" svg:width="0.1cm" svg:height="0.3cm" svg:x="8.901cm" svg:y="12.201cm">
          <text:p/>
          <draw:enhanced-geometry svg:viewBox="0 0 21600 21600" draw:type="rectangle" draw:enhanced-path="M 0 0 L 21600 0 21600 21600 0 21600 0 0 Z N"/>
        </draw:custom-shape>
        <draw:custom-shape draw:style-name="gr45" draw:text-style-name="P29" draw:layer="layout" svg:width="0.1cm" svg:height="0.3cm" svg:x="9.101cm" svg:y="12.201cm">
          <text:p/>
          <draw:enhanced-geometry svg:viewBox="0 0 21600 21600" draw:type="rectangle" draw:enhanced-path="M 0 0 L 21600 0 21600 21600 0 21600 0 0 Z N"/>
        </draw:custom-shape>
        <draw:custom-shape draw:style-name="gr45" draw:text-style-name="P29" draw:layer="layout" svg:width="0.1cm" svg:height="0.3cm" svg:x="9.301cm" svg:y="12.201cm">
          <text:p/>
          <draw:enhanced-geometry svg:viewBox="0 0 21600 21600" draw:type="rectangle" draw:enhanced-path="M 0 0 L 21600 0 21600 21600 0 21600 0 0 Z N"/>
        </draw:custom-shape>
        <draw:custom-shape draw:style-name="gr45" draw:text-style-name="P29" draw:layer="layout" svg:width="0.1cm" svg:height="0.3cm" svg:x="9.501cm" svg:y="12.201cm">
          <text:p/>
          <draw:enhanced-geometry svg:viewBox="0 0 21600 21600" draw:type="rectangle" draw:enhanced-path="M 0 0 L 21600 0 21600 21600 0 21600 0 0 Z N"/>
        </draw:custom-shape>
        <draw:custom-shape draw:style-name="gr45" draw:text-style-name="P29" draw:layer="layout" svg:width="0.1cm" svg:height="0.3cm" svg:x="9.701cm" svg:y="12.201cm">
          <text:p/>
          <draw:enhanced-geometry svg:viewBox="0 0 21600 21600" draw:type="rectangle" draw:enhanced-path="M 0 0 L 21600 0 21600 21600 0 21600 0 0 Z N"/>
        </draw:custom-shape>
        <draw:custom-shape draw:style-name="gr45" draw:text-style-name="P29" draw:layer="layout" svg:width="0.1cm" svg:height="0.3cm" svg:x="9.901cm" svg:y="12.201cm">
          <text:p/>
          <draw:enhanced-geometry svg:viewBox="0 0 21600 21600" draw:type="rectangle" draw:enhanced-path="M 0 0 L 21600 0 21600 21600 0 21600 0 0 Z N"/>
        </draw:custom-shape>
        <draw:custom-shape draw:style-name="gr45" draw:text-style-name="P29" draw:layer="layout" svg:width="0.1cm" svg:height="0.3cm" svg:x="10.101cm" svg:y="12.201cm">
          <text:p/>
          <draw:enhanced-geometry svg:viewBox="0 0 21600 21600" draw:type="rectangle" draw:enhanced-path="M 0 0 L 21600 0 21600 21600 0 21600 0 0 Z N"/>
        </draw:custom-shape>
        <draw:custom-shape draw:style-name="gr45" draw:text-style-name="P29" draw:layer="layout" svg:width="0.1cm" svg:height="0.3cm" svg:x="10.301cm" svg:y="12.201cm">
          <text:p/>
          <draw:enhanced-geometry svg:viewBox="0 0 21600 21600" draw:type="rectangle" draw:enhanced-path="M 0 0 L 21600 0 21600 21600 0 21600 0 0 Z N"/>
        </draw:custom-shape>
        <draw:custom-shape draw:style-name="gr45" draw:text-style-name="P29" draw:layer="layout" svg:width="0.1cm" svg:height="0.3cm" svg:x="10.501cm" svg:y="12.201cm">
          <text:p/>
          <draw:enhanced-geometry svg:viewBox="0 0 21600 21600" draw:type="rectangle" draw:enhanced-path="M 0 0 L 21600 0 21600 21600 0 21600 0 0 Z N"/>
        </draw:custom-shape>
        <draw:custom-shape draw:style-name="gr45" draw:text-style-name="P29" draw:layer="layout" svg:width="0.1cm" svg:height="0.3cm" svg:x="10.701cm" svg:y="12.201cm">
          <text:p/>
          <draw:enhanced-geometry svg:viewBox="0 0 21600 21600" draw:type="rectangle" draw:enhanced-path="M 0 0 L 21600 0 21600 21600 0 21600 0 0 Z N"/>
        </draw:custom-shape>
        <draw:custom-shape draw:style-name="gr46" draw:text-style-name="P30" draw:layer="layout" svg:width="0.1cm" svg:height="0.3cm" svg:x="10.901cm" svg:y="12.201cm">
          <text:p/>
          <draw:enhanced-geometry svg:viewBox="0 0 21600 21600" draw:type="rectangle" draw:enhanced-path="M 0 0 L 21600 0 21600 21600 0 21600 0 0 Z N"/>
        </draw:custom-shape>
        <draw:custom-shape draw:style-name="gr45" draw:text-style-name="P29" draw:layer="layout" svg:width="0.1cm" svg:height="0.3cm" svg:x="11.101cm" svg:y="12.201cm">
          <text:p/>
          <draw:enhanced-geometry svg:viewBox="0 0 21600 21600" draw:type="rectangle" draw:enhanced-path="M 0 0 L 21600 0 21600 21600 0 21600 0 0 Z N"/>
        </draw:custom-shape>
        <draw:custom-shape draw:style-name="gr49" draw:text-style-name="P31" draw:layer="layout" svg:width="1.799cm" svg:height="1.66cm" svg:x="7.301cm" svg:y="10.3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8" draw:text-style-name="P26" draw:layer="layout" svg:width="3.9cm" svg:height="0.4cm" svg:x="7.501cm" svg:y="12.101cm">
          <text:p/>
          <draw:enhanced-geometry svg:viewBox="0 0 21600 21600" draw:glue-points="?f7 0 ?f6 ?f1 0 ?f10 ?f6 21600 ?f4 ?f10 21600 ?f9" draw:path-stretchpoint-x="10800" draw:path-stretchpoint-y="10800" draw:text-areas="0 ?f1 ?f4 ?f12" draw:type="cube" draw:modifiers="618.9936687770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9" draw:text-style-name="P31" draw:layer="layout" svg:width="1.799cm" svg:height="1.66cm" svg:x="8.502cm" svg:y="6.1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4" draw:text-style-name="P28" draw:layer="layout" svg:width="1cm" svg:height="1cm" svg:x="8.901cm" svg:y="6.47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45" draw:text-style-name="P29" draw:layer="layout" svg:width="0.1cm" svg:height="0.3cm" svg:x="7.702cm" svg:y="8.002cm">
          <text:p/>
          <draw:enhanced-geometry svg:viewBox="0 0 21600 21600" draw:type="rectangle" draw:enhanced-path="M 0 0 L 21600 0 21600 21600 0 21600 0 0 Z N"/>
        </draw:custom-shape>
        <draw:custom-shape draw:style-name="gr45" draw:text-style-name="P29" draw:layer="layout" svg:width="0.1cm" svg:height="0.3cm" svg:x="7.902cm" svg:y="8.002cm">
          <text:p/>
          <draw:enhanced-geometry svg:viewBox="0 0 21600 21600" draw:type="rectangle" draw:enhanced-path="M 0 0 L 21600 0 21600 21600 0 21600 0 0 Z N"/>
        </draw:custom-shape>
        <draw:custom-shape draw:style-name="gr45" draw:text-style-name="P29" draw:layer="layout" svg:width="0.1cm" svg:height="0.3cm" svg:x="8.102cm" svg:y="8.002cm">
          <text:p/>
          <draw:enhanced-geometry svg:viewBox="0 0 21600 21600" draw:type="rectangle" draw:enhanced-path="M 0 0 L 21600 0 21600 21600 0 21600 0 0 Z N"/>
        </draw:custom-shape>
        <draw:custom-shape draw:style-name="gr45" draw:text-style-name="P29" draw:layer="layout" svg:width="0.1cm" svg:height="0.3cm" svg:x="8.302cm" svg:y="8.002cm">
          <text:p/>
          <draw:enhanced-geometry svg:viewBox="0 0 21600 21600" draw:type="rectangle" draw:enhanced-path="M 0 0 L 21600 0 21600 21600 0 21600 0 0 Z N"/>
        </draw:custom-shape>
        <draw:custom-shape draw:style-name="gr45" draw:text-style-name="P29" draw:layer="layout" svg:width="0.1cm" svg:height="0.3cm" svg:x="8.502cm" svg:y="8.002cm">
          <text:p/>
          <draw:enhanced-geometry svg:viewBox="0 0 21600 21600" draw:type="rectangle" draw:enhanced-path="M 0 0 L 21600 0 21600 21600 0 21600 0 0 Z N"/>
        </draw:custom-shape>
        <draw:custom-shape draw:style-name="gr45" draw:text-style-name="P29" draw:layer="layout" svg:width="0.1cm" svg:height="0.3cm" svg:x="8.702cm" svg:y="8.002cm">
          <text:p/>
          <draw:enhanced-geometry svg:viewBox="0 0 21600 21600" draw:type="rectangle" draw:enhanced-path="M 0 0 L 21600 0 21600 21600 0 21600 0 0 Z N"/>
        </draw:custom-shape>
        <draw:custom-shape draw:style-name="gr45" draw:text-style-name="P29" draw:layer="layout" svg:width="0.1cm" svg:height="0.3cm" svg:x="8.902cm" svg:y="8.002cm">
          <text:p/>
          <draw:enhanced-geometry svg:viewBox="0 0 21600 21600" draw:type="rectangle" draw:enhanced-path="M 0 0 L 21600 0 21600 21600 0 21600 0 0 Z N"/>
        </draw:custom-shape>
        <draw:custom-shape draw:style-name="gr45" draw:text-style-name="P29" draw:layer="layout" svg:width="0.1cm" svg:height="0.3cm" svg:x="9.102cm" svg:y="8.002cm">
          <text:p/>
          <draw:enhanced-geometry svg:viewBox="0 0 21600 21600" draw:type="rectangle" draw:enhanced-path="M 0 0 L 21600 0 21600 21600 0 21600 0 0 Z N"/>
        </draw:custom-shape>
        <draw:custom-shape draw:style-name="gr45" draw:text-style-name="P29" draw:layer="layout" svg:width="0.1cm" svg:height="0.3cm" svg:x="9.302cm" svg:y="8.002cm">
          <text:p/>
          <draw:enhanced-geometry svg:viewBox="0 0 21600 21600" draw:type="rectangle" draw:enhanced-path="M 0 0 L 21600 0 21600 21600 0 21600 0 0 Z N"/>
        </draw:custom-shape>
        <draw:custom-shape draw:style-name="gr45" draw:text-style-name="P29" draw:layer="layout" svg:width="0.1cm" svg:height="0.3cm" svg:x="9.502cm" svg:y="8.002cm">
          <text:p/>
          <draw:enhanced-geometry svg:viewBox="0 0 21600 21600" draw:type="rectangle" draw:enhanced-path="M 0 0 L 21600 0 21600 21600 0 21600 0 0 Z N"/>
        </draw:custom-shape>
        <draw:custom-shape draw:style-name="gr45" draw:text-style-name="P29" draw:layer="layout" svg:width="0.1cm" svg:height="0.3cm" svg:x="9.702cm" svg:y="8.002cm">
          <text:p/>
          <draw:enhanced-geometry svg:viewBox="0 0 21600 21600" draw:type="rectangle" draw:enhanced-path="M 0 0 L 21600 0 21600 21600 0 21600 0 0 Z N"/>
        </draw:custom-shape>
        <draw:custom-shape draw:style-name="gr45" draw:text-style-name="P29" draw:layer="layout" svg:width="0.1cm" svg:height="0.3cm" svg:x="9.902cm" svg:y="8.002cm">
          <text:p/>
          <draw:enhanced-geometry svg:viewBox="0 0 21600 21600" draw:type="rectangle" draw:enhanced-path="M 0 0 L 21600 0 21600 21600 0 21600 0 0 Z N"/>
        </draw:custom-shape>
        <draw:custom-shape draw:style-name="gr45" draw:text-style-name="P29" draw:layer="layout" svg:width="0.1cm" svg:height="0.3cm" svg:x="10.102cm" svg:y="8.002cm">
          <text:p/>
          <draw:enhanced-geometry svg:viewBox="0 0 21600 21600" draw:type="rectangle" draw:enhanced-path="M 0 0 L 21600 0 21600 21600 0 21600 0 0 Z N"/>
        </draw:custom-shape>
        <draw:custom-shape draw:style-name="gr45" draw:text-style-name="P29" draw:layer="layout" svg:width="0.1cm" svg:height="0.3cm" svg:x="10.302cm" svg:y="8.002cm">
          <text:p/>
          <draw:enhanced-geometry svg:viewBox="0 0 21600 21600" draw:type="rectangle" draw:enhanced-path="M 0 0 L 21600 0 21600 21600 0 21600 0 0 Z N"/>
        </draw:custom-shape>
        <draw:custom-shape draw:style-name="gr45" draw:text-style-name="P29" draw:layer="layout" svg:width="0.1cm" svg:height="0.3cm" svg:x="10.502cm" svg:y="8.002cm">
          <text:p/>
          <draw:enhanced-geometry svg:viewBox="0 0 21600 21600" draw:type="rectangle" draw:enhanced-path="M 0 0 L 21600 0 21600 21600 0 21600 0 0 Z N"/>
        </draw:custom-shape>
        <draw:custom-shape draw:style-name="gr45" draw:text-style-name="P29" draw:layer="layout" svg:width="0.1cm" svg:height="0.3cm" svg:x="10.702cm" svg:y="8.002cm">
          <text:p/>
          <draw:enhanced-geometry svg:viewBox="0 0 21600 21600" draw:type="rectangle" draw:enhanced-path="M 0 0 L 21600 0 21600 21600 0 21600 0 0 Z N"/>
        </draw:custom-shape>
        <draw:custom-shape draw:style-name="gr46" draw:text-style-name="P30" draw:layer="layout" svg:width="0.1cm" svg:height="0.3cm" svg:x="10.902cm" svg:y="8.002cm">
          <text:p/>
          <draw:enhanced-geometry svg:viewBox="0 0 21600 21600" draw:type="rectangle" draw:enhanced-path="M 0 0 L 21600 0 21600 21600 0 21600 0 0 Z N"/>
        </draw:custom-shape>
        <draw:custom-shape draw:style-name="gr45" draw:text-style-name="P29" draw:layer="layout" svg:width="0.1cm" svg:height="0.3cm" svg:x="11.102cm" svg:y="8.002cm">
          <text:p/>
          <draw:enhanced-geometry svg:viewBox="0 0 21600 21600" draw:type="rectangle" draw:enhanced-path="M 0 0 L 21600 0 21600 21600 0 21600 0 0 Z N"/>
        </draw:custom-shape>
        <draw:custom-shape draw:style-name="gr48" draw:text-style-name="P26" draw:layer="layout" svg:width="3.9cm" svg:height="0.4cm" svg:x="7.502cm" svg:y="7.902cm">
          <text:p/>
          <draw:enhanced-geometry svg:viewBox="0 0 21600 21600" draw:glue-points="?f7 0 ?f6 ?f1 0 ?f10 ?f6 21600 ?f4 ?f10 21600 ?f9" draw:path-stretchpoint-x="10800" draw:path-stretchpoint-y="10800" draw:text-areas="0 ?f1 ?f4 ?f12" draw:type="cube" draw:modifiers="618.9936687770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0" draw:text-style-name="P31" draw:layer="layout" svg:width="1.262cm" svg:height="1.165cm" svg:x="8.76cm" svg:y="2.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4" draw:text-style-name="P28" draw:layer="layout" svg:width="0.701cm" svg:height="0.701cm" svg:x="9.04cm" svg:y="2.27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45" draw:text-style-name="P29" draw:layer="layout" svg:width="0.1cm" svg:height="0.3cm" svg:x="7.703cm" svg:y="3.703cm">
          <text:p/>
          <draw:enhanced-geometry svg:viewBox="0 0 21600 21600" draw:type="rectangle" draw:enhanced-path="M 0 0 L 21600 0 21600 21600 0 21600 0 0 Z N"/>
        </draw:custom-shape>
        <draw:custom-shape draw:style-name="gr45" draw:text-style-name="P29" draw:layer="layout" svg:width="0.1cm" svg:height="0.3cm" svg:x="7.903cm" svg:y="3.703cm">
          <text:p/>
          <draw:enhanced-geometry svg:viewBox="0 0 21600 21600" draw:type="rectangle" draw:enhanced-path="M 0 0 L 21600 0 21600 21600 0 21600 0 0 Z N"/>
        </draw:custom-shape>
        <draw:custom-shape draw:style-name="gr45" draw:text-style-name="P29" draw:layer="layout" svg:width="0.1cm" svg:height="0.3cm" svg:x="8.103cm" svg:y="3.703cm">
          <text:p/>
          <draw:enhanced-geometry svg:viewBox="0 0 21600 21600" draw:type="rectangle" draw:enhanced-path="M 0 0 L 21600 0 21600 21600 0 21600 0 0 Z N"/>
        </draw:custom-shape>
        <draw:custom-shape draw:style-name="gr45" draw:text-style-name="P29" draw:layer="layout" svg:width="0.1cm" svg:height="0.3cm" svg:x="8.303cm" svg:y="3.703cm">
          <text:p/>
          <draw:enhanced-geometry svg:viewBox="0 0 21600 21600" draw:type="rectangle" draw:enhanced-path="M 0 0 L 21600 0 21600 21600 0 21600 0 0 Z N"/>
        </draw:custom-shape>
        <draw:custom-shape draw:style-name="gr45" draw:text-style-name="P29" draw:layer="layout" svg:width="0.1cm" svg:height="0.3cm" svg:x="8.503cm" svg:y="3.703cm">
          <text:p/>
          <draw:enhanced-geometry svg:viewBox="0 0 21600 21600" draw:type="rectangle" draw:enhanced-path="M 0 0 L 21600 0 21600 21600 0 21600 0 0 Z N"/>
        </draw:custom-shape>
        <draw:custom-shape draw:style-name="gr45" draw:text-style-name="P29" draw:layer="layout" svg:width="0.1cm" svg:height="0.3cm" svg:x="8.703cm" svg:y="3.703cm">
          <text:p/>
          <draw:enhanced-geometry svg:viewBox="0 0 21600 21600" draw:type="rectangle" draw:enhanced-path="M 0 0 L 21600 0 21600 21600 0 21600 0 0 Z N"/>
        </draw:custom-shape>
        <draw:custom-shape draw:style-name="gr45" draw:text-style-name="P29" draw:layer="layout" svg:width="0.1cm" svg:height="0.3cm" svg:x="8.903cm" svg:y="3.703cm">
          <text:p/>
          <draw:enhanced-geometry svg:viewBox="0 0 21600 21600" draw:type="rectangle" draw:enhanced-path="M 0 0 L 21600 0 21600 21600 0 21600 0 0 Z N"/>
        </draw:custom-shape>
        <draw:custom-shape draw:style-name="gr45" draw:text-style-name="P29" draw:layer="layout" svg:width="0.1cm" svg:height="0.3cm" svg:x="9.103cm" svg:y="3.703cm">
          <text:p/>
          <draw:enhanced-geometry svg:viewBox="0 0 21600 21600" draw:type="rectangle" draw:enhanced-path="M 0 0 L 21600 0 21600 21600 0 21600 0 0 Z N"/>
        </draw:custom-shape>
        <draw:custom-shape draw:style-name="gr45" draw:text-style-name="P29" draw:layer="layout" svg:width="0.1cm" svg:height="0.3cm" svg:x="9.303cm" svg:y="3.703cm">
          <text:p/>
          <draw:enhanced-geometry svg:viewBox="0 0 21600 21600" draw:type="rectangle" draw:enhanced-path="M 0 0 L 21600 0 21600 21600 0 21600 0 0 Z N"/>
        </draw:custom-shape>
        <draw:custom-shape draw:style-name="gr45" draw:text-style-name="P29" draw:layer="layout" svg:width="0.1cm" svg:height="0.3cm" svg:x="9.503cm" svg:y="3.703cm">
          <text:p/>
          <draw:enhanced-geometry svg:viewBox="0 0 21600 21600" draw:type="rectangle" draw:enhanced-path="M 0 0 L 21600 0 21600 21600 0 21600 0 0 Z N"/>
        </draw:custom-shape>
        <draw:custom-shape draw:style-name="gr45" draw:text-style-name="P29" draw:layer="layout" svg:width="0.1cm" svg:height="0.3cm" svg:x="9.703cm" svg:y="3.703cm">
          <text:p/>
          <draw:enhanced-geometry svg:viewBox="0 0 21600 21600" draw:type="rectangle" draw:enhanced-path="M 0 0 L 21600 0 21600 21600 0 21600 0 0 Z N"/>
        </draw:custom-shape>
        <draw:custom-shape draw:style-name="gr45" draw:text-style-name="P29" draw:layer="layout" svg:width="0.1cm" svg:height="0.3cm" svg:x="9.903cm" svg:y="3.703cm">
          <text:p/>
          <draw:enhanced-geometry svg:viewBox="0 0 21600 21600" draw:type="rectangle" draw:enhanced-path="M 0 0 L 21600 0 21600 21600 0 21600 0 0 Z N"/>
        </draw:custom-shape>
        <draw:custom-shape draw:style-name="gr45" draw:text-style-name="P29" draw:layer="layout" svg:width="0.1cm" svg:height="0.3cm" svg:x="10.103cm" svg:y="3.703cm">
          <text:p/>
          <draw:enhanced-geometry svg:viewBox="0 0 21600 21600" draw:type="rectangle" draw:enhanced-path="M 0 0 L 21600 0 21600 21600 0 21600 0 0 Z N"/>
        </draw:custom-shape>
        <draw:custom-shape draw:style-name="gr45" draw:text-style-name="P29" draw:layer="layout" svg:width="0.1cm" svg:height="0.3cm" svg:x="10.303cm" svg:y="3.703cm">
          <text:p/>
          <draw:enhanced-geometry svg:viewBox="0 0 21600 21600" draw:type="rectangle" draw:enhanced-path="M 0 0 L 21600 0 21600 21600 0 21600 0 0 Z N"/>
        </draw:custom-shape>
        <draw:custom-shape draw:style-name="gr45" draw:text-style-name="P29" draw:layer="layout" svg:width="0.1cm" svg:height="0.3cm" svg:x="10.503cm" svg:y="3.703cm">
          <text:p/>
          <draw:enhanced-geometry svg:viewBox="0 0 21600 21600" draw:type="rectangle" draw:enhanced-path="M 0 0 L 21600 0 21600 21600 0 21600 0 0 Z N"/>
        </draw:custom-shape>
        <draw:custom-shape draw:style-name="gr45" draw:text-style-name="P29" draw:layer="layout" svg:width="0.1cm" svg:height="0.3cm" svg:x="10.703cm" svg:y="3.703cm">
          <text:p/>
          <draw:enhanced-geometry svg:viewBox="0 0 21600 21600" draw:type="rectangle" draw:enhanced-path="M 0 0 L 21600 0 21600 21600 0 21600 0 0 Z N"/>
        </draw:custom-shape>
        <draw:custom-shape draw:style-name="gr46" draw:text-style-name="P30" draw:layer="layout" svg:width="0.1cm" svg:height="0.3cm" svg:x="10.903cm" svg:y="3.703cm">
          <text:p/>
          <draw:enhanced-geometry svg:viewBox="0 0 21600 21600" draw:type="rectangle" draw:enhanced-path="M 0 0 L 21600 0 21600 21600 0 21600 0 0 Z N"/>
        </draw:custom-shape>
        <draw:custom-shape draw:style-name="gr45" draw:text-style-name="P29" draw:layer="layout" svg:width="0.1cm" svg:height="0.3cm" svg:x="11.103cm" svg:y="3.703cm">
          <text:p/>
          <draw:enhanced-geometry svg:viewBox="0 0 21600 21600" draw:type="rectangle" draw:enhanced-path="M 0 0 L 21600 0 21600 21600 0 21600 0 0 Z N"/>
        </draw:custom-shape>
        <draw:custom-shape draw:style-name="gr48" draw:text-style-name="P26" draw:layer="layout" svg:width="3.9cm" svg:height="0.4cm" svg:x="7.503cm" svg:y="3.603cm">
          <text:p/>
          <draw:enhanced-geometry svg:viewBox="0 0 21600 21600" draw:glue-points="?f7 0 ?f6 ?f1 0 ?f10 ?f6 21600 ?f4 ?f10 21600 ?f9" draw:path-stretchpoint-x="10800" draw:path-stretchpoint-y="10800" draw:text-areas="0 ?f1 ?f4 ?f12" draw:type="cube" draw:modifiers="618.9936687770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0" draw:text-style-name="P31" draw:layer="layout" svg:width="1.262cm" svg:height="1.165cm" svg:x="3.139cm" svg:y="2.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4" draw:text-style-name="P28" draw:layer="layout" svg:width="0.701cm" svg:height="0.701cm" svg:x="3.419cm" svg:y="2.27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1" draw:text-style-name="P32" draw:layer="layout" svg:width="4.4cm" svg:height="0.3cm" svg:x="4.4cm" svg:y="15.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32" draw:layer="layout" svg:width="4.4cm" svg:height="0.3cm" svg:x="10.101cm" svg:y="15.3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32" draw:layer="layout" svg:width="3.102cm" svg:height="0.3cm" svg:x="11.4cm" svg:y="11.0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32" draw:layer="layout" svg:width="4.302cm" svg:height="0.3cm" svg:x="4.398cm" svg:y="2.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52" draw:text-style-name="P22" draw:layer="layout" svg:x1="8.2cm" svg:y1="12cm" svg:x2="9.4cm" svg:y2="14.9cm">
          <text:p/>
        </draw:line>
        <draw:line draw:style-name="gr53" draw:text-style-name="P5" draw:layer="layout" svg:x1="9.4cm" svg:y1="7.8cm" svg:x2="8.2cm" svg:y2="10.4cm">
          <text:p/>
        </draw:line>
        <draw:line draw:style-name="gr52" draw:text-style-name="P22" draw:layer="layout" svg:x1="9.4cm" svg:y1="3.2cm" svg:x2="9.4cm" svg:y2="6.1cm">
          <text:p/>
        </draw:line>
        <draw:line draw:style-name="gr53" draw:text-style-name="P5" draw:layer="layout" svg:x1="9.401cm" svg:y1="7.8cm" svg:x2="10.5cm" svg:y2="10.3cm">
          <text:p/>
        </draw:line>
        <draw:frame draw:style-name="gr54" draw:text-style-name="P34" draw:layer="layout" svg:width="3.4cm" svg:height="1.505cm" svg:x="8.642cm" svg:y="12.795cm">
          <draw:text-box>
            <text:p text:style-name="P33"><text:span text:style-name="T13">rendition</text:span></text:p>
            <text:p text:style-name="P33"><text:span text:style-name="T14"><text:s text:c="2"/></text:span><text:span text:style-name="T14">decode</text:span></text:p>
          </draw:text-box>
        </draw:frame>
        <draw:frame draw:style-name="gr55" draw:text-style-name="P34" draw:layer="layout" svg:width="4.5cm" svg:height="2.132cm" svg:x="9.9cm" svg:y="8.395cm">
          <draw:text-box>
            <text:p text:style-name="P33"><text:span text:style-name="T13">transformation</text:span></text:p>
            <text:p text:style-name="P33"><text:span text:style-name="T14"><text:s text:c="2"/></text:span><text:span text:style-name="T14">mix &amp; scale</text:span></text:p>
          </draw:text-box>
        </draw:frame>
        <draw:frame draw:style-name="gr54" draw:text-style-name="P34" draw:layer="layout" svg:width="3.4cm" svg:height="1.505cm" svg:x="9.3cm" svg:y="4.095cm">
          <draw:text-box>
            <text:p text:style-name="P33"><text:span text:style-name="T13">rendition</text:span></text:p>
            <text:p text:style-name="P33"><text:span text:style-name="T14">encode</text:span></text:p>
          </draw:text-box>
        </draw:frame>
        <draw:frame draw:style-name="gr54" draw:text-style-name="P36" draw:layer="layout" svg:width="3.4cm" svg:height="1cm" svg:x="13.6cm" svg:y="16.9cm">
          <draw:text-box>
            <text:p text:style-name="P35"><text:span text:style-name="T15">filesystem</text:span></text:p>
          </draw:text-box>
        </draw:frame>
        <draw:frame draw:style-name="gr56" draw:text-style-name="P36" draw:layer="layout" svg:width="4.8cm" svg:height="1.505cm" svg:x="7.1cm" svg:y="16.9cm">
          <draw:text-box>
            <text:p text:style-name="P35"><text:span text:style-name="T15">in memory store</text:span></text:p>
          </draw:text-box>
        </draw:frame>
        <draw:frame draw:style-name="gr56" draw:text-style-name="P36" draw:layer="layout" svg:width="4.8cm" svg:height="1.505cm" svg:x="1.3cm" svg:y="16.901cm">
          <draw:text-box>
            <text:p text:style-name="P35"><text:span text:style-name="T15">object store</text:span></text:p>
          </draw:text-box>
        </draw:frame>
        <draw:frame draw:style-name="gr54" draw:text-style-name="P38" draw:layer="layout" svg:width="3.4cm" svg:height="1.505cm" svg:x="4.6cm" svg:y="2.6cm">
          <draw:text-box>
            <text:p text:style-name="P37"><text:span text:style-name="T13">equivalent</text:span></text:p>
            <text:p text:style-name="P37"><text:span text:style-name="T14">copy</text:span></text:p>
          </draw:text-box>
        </draw:frame>
        <draw:frame draw:style-name="gr54" draw:text-style-name="P38" draw:layer="layout" svg:width="3.4cm" svg:height="1.505cm" svg:x="4.6cm" svg:y="15.401cm">
          <draw:text-box>
            <text:p text:style-name="P37"><text:span text:style-name="T13">equivalent</text:span></text:p>
            <text:p text:style-name="P37"><text:span text:style-name="T14">copy</text:span></text:p>
          </draw:text-box>
        </draw:frame>
        <draw:frame draw:style-name="gr54" draw:text-style-name="P38" draw:layer="layout" svg:width="3.4cm" svg:height="1.505cm" svg:x="10.9cm" svg:y="15.402cm">
          <draw:text-box>
            <text:p text:style-name="P37"><text:span text:style-name="T13">equivalent</text:span></text:p>
            <text:p text:style-name="P37"><text:span text:style-name="T14">copy</text:span></text:p>
          </draw:text-box>
        </draw:frame>
        <draw:frame draw:style-name="gr54" draw:text-style-name="P38" draw:layer="layout" svg:width="3.4cm" svg:height="1.505cm" svg:x="11.1cm" svg:y="11.103cm">
          <draw:text-box>
            <text:p text:style-name="P37"><text:span text:style-name="T13">equivalent</text:span></text:p>
            <text:p text:style-name="P37"><text:span text:style-name="T14">copy</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0" draw:display-name="Gradient 100" draw:style="square" draw:cx="50%" draw:cy="50%" draw:start-color="#999999" draw:end-color="#ffffff" draw:start-intensity="100%" draw:end-intensity="100%" draw:angle="300" draw:border="0%"/>
    <draw:gradient draw:name="Gradient_20_101" draw:display-name="Gradient 101" draw:style="linear" draw:start-color="#eeeeee" draw:end-color="#b2b2b2" draw:start-intensity="100%" draw:end-intensity="100%" draw:angle="300" draw:border="0%"/>
    <draw:gradient draw:name="Gradient_20_104" draw:display-name="Gradient 104" draw:style="ellipsoid" draw:cx="50%" draw:cy="50%" draw:start-color="#dddddd" draw:end-color="#333333" draw:start-intensity="100%" draw:end-intensity="100%" draw:angle="0" draw:border="0%"/>
    <draw:gradient draw:name="Gradient_20_112" draw:display-name="Gradient 112" draw:style="linear" draw:start-color="#ffff00" draw:end-color="#ffffa6" draw:start-intensity="100%" draw:end-intensity="100%" draw:angle="300" draw:border="0%"/>
    <draw:gradient draw:name="Gradient_20_113" draw:display-name="Gradient 113" draw:style="linear" draw:start-color="#b3b300" draw:end-color="#b3b374" draw:start-intensity="100%" draw:end-intensity="100%" draw:angle="300" draw:border="0%"/>
    <draw:gradient draw:name="Gradient_20_114" draw:display-name="Gradient 114" draw:style="linear" draw:start-color="#333300" draw:end-color="#333321" draw:start-intensity="100%" draw:end-intensity="100%" draw:angle="300" draw:border="0%"/>
    <draw:gradient draw:name="Gradient_20_115" draw:display-name="Gradient 115" draw:style="linear" draw:start-color="#ffff99" draw:end-color="#ffffdb" draw:start-intensity="100%" draw:end-intensity="100%" draw:angle="300" draw:border="0%"/>
    <draw:gradient draw:name="Gradient_20_117" draw:display-name="Gradient 117" draw:style="linear" draw:start-color="#729fcf" draw:end-color="#5b277d" draw:start-intensity="100%" draw:end-intensity="100%" draw:angle="300" draw:border="0%"/>
    <draw:gradient draw:name="Gradient_20_118" draw:display-name="Gradient 118" draw:style="linear" draw:start-color="#bf819e" draw:end-color="#ffd7d7" draw:start-intensity="100%" draw:end-intensity="100%" draw:angle="300" draw:border="0%"/>
    <draw:gradient draw:name="Gradient_20_119" draw:display-name="Gradient 119" draw:style="linear" draw:start-color="#bf819e" draw:end-color="#5983b0" draw:start-intensity="100%" draw:end-intensity="100%" draw:angle="300" draw:border="0%"/>
    <draw:gradient draw:name="Gradient_20_120" draw:display-name="Gradient 120" draw:style="linear" draw:start-color="#bf819e" draw:end-color="#b4c7dc" draw:start-intensity="100%" draw:end-intensity="100%" draw:angle="300" draw:border="0%"/>
    <draw:gradient draw:name="Gradient_20_121" draw:display-name="Gradient 121" draw:style="linear" draw:start-color="#ffb66c" draw:end-color="#b4c7dc" draw:start-intensity="100%" draw:end-intensity="100%" draw:angle="300" draw:border="0%"/>
    <draw:gradient draw:name="Gradient_20_122" draw:display-name="Gradient 122" draw:style="linear" draw:start-color="#ffb66c" draw:end-color="#e8a202" draw:start-intensity="100%" draw:end-intensity="100%" draw:angle="300" draw:border="0%"/>
    <draw:gradient draw:name="Gradient_20_123" draw:display-name="Gradient 123" draw:style="linear" draw:start-color="#fff5ce" draw:end-color="#e8a202" draw:start-intensity="100%" draw:end-intensity="100%" draw:angle="300" draw:border="0%"/>
    <draw:gradient draw:name="Gradient_20_97" draw:display-name="Gradient 97" draw:style="linear" draw:start-color="#dddddd" draw:end-color="#666666" draw:start-intensity="100%" draw:end-intensity="100%" draw:angle="900" draw:border="0%"/>
    <draw:gradient draw:name="Pastel_20_Bouquet" draw:display-name="Pastel Bouquet" draw:style="linear" draw:start-color="#dde8cb" draw:end-color="#ffd7d7" draw:start-intensity="100%" draw:end-intensity="100%" draw:angle="300" draw:border="0%"/>
    <draw:fill-image draw:name="_32_0_20_Percent" draw:display-name="20 Percent" xlink:href="Pictures/1000000000000008000000086CDD10A8240B2120.png" xlink:type="simple" xlink:show="embed" xlink:actuate="onLoad"/>
    <draw:opacity draw:name="Transparency_20_17" draw:display-name="Transparency 17" draw:style="radial" draw:cx="50%" draw:cy="50%" draw:start="100%" draw:end="0%" draw:border="0%"/>
    <draw:opacity draw:name="Transparency_20_20" draw:display-name="Transparency 20" draw:style="rectangular" draw:cx="50%" draw:cy="50%" draw:start="100%" draw:end="0%" draw:angle="0" draw:border="0%"/>
    <draw:opacity draw:name="Transparency_20_27" draw:display-name="Transparency 27" draw:style="radial" draw:cx="75%" draw:cy="40%" draw:start="100%" draw:end="0%" draw:border="0%"/>
    <draw:opacity draw:name="Transparency_20_29" draw:display-name="Transparency 29" draw:style="axial" draw:start="100%" draw:end="0%" draw:angle="0" draw:border="0%"/>
    <draw:opacity draw:name="Transparency_20_38" draw:display-name="Transparency 38" draw:style="axial" draw:start="75%" draw:end="0%" draw:angle="0" draw:border="0%"/>
    <draw:marker draw:name="Arrow" svg:viewBox="0 0 20 30" svg:d="M10 0l-10 30h20z"/>
    <draw:marker draw:name="Arrow_20_concave" draw:display-name="Arrow concave" svg:viewBox="0 0 1131 1580" svg:d="M1013 1491l118 89-567-1580-564 1580 114-85 136-68 148-46 161-17 161 13 153 46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3T12:12:55.073000000</meta:creation-date>
    <dc:date>2019-03-15T10:39:40.409000000</dc:date>
    <meta:editing-duration>PT32M50S</meta:editing-duration>
    <meta:editing-cycles>7</meta:editing-cycles>
    <meta:generator>LibreOffice/6.1.3.2$Windows_X86_64 LibreOffice_project/86daf60bf00efa86ad547e59e09d6bb77c699acb</meta:generator>
    <meta:document-statistic meta:object-count="190"/>
  </office:meta>
</office:document-meta>
</file>